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2.2654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2.7374in"/>
    </style:style>
    <style:style style:name="co5" style:family="table-column">
      <style:table-column-properties fo:break-before="auto" style:column-width="2.68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5eb91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rouped_in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T(entropy,1,0.01,0.4)</text:p>
          </table:table-cell>
          <table:table-cell office:value-type="string" calcext:value-type="string">
            <text:p>RF(1,all,all)</text:p>
          </table:table-cell>
          <table:table-cell office:value-type="string" calcext:value-type="string">
            <text:p>RF(1,all,half)</text:p>
          </table:table-cell>
          <table:table-cell office:value-type="string" calcext:value-type="string">
            <text:p>RF(1,all,sqrt)</text:p>
          </table:table-cell>
          <table:table-cell office:value-type="string" calcext:value-type="string">
            <text:p>RF(1,sqrt,all)</text:p>
          </table:table-cell>
          <table:table-cell office:value-type="string" calcext:value-type="string">
            <text:p>RF(1,sqrt,half)</text:p>
          </table:table-cell>
          <table:table-cell office:value-type="string" calcext:value-type="string">
            <text:p>RF(1,sqrt,sqrt)</text:p>
          </table:table-cell>
          <table:table-cell office:value-type="string" calcext:value-type="string">
            <text:p>RF(50,all,all)</text:p>
          </table:table-cell>
          <table:table-cell office:value-type="string" calcext:value-type="string">
            <text:p>RF(50,all,half)</text:p>
          </table:table-cell>
          <table:table-cell office:value-type="string" calcext:value-type="string">
            <text:p>RF(50,all,sqrt)</text:p>
          </table:table-cell>
          <table:table-cell office:value-type="string" calcext:value-type="string">
            <text:p>RF(50,sqrt,all)</text:p>
          </table:table-cell>
          <table:table-cell office:value-type="string" calcext:value-type="string">
            <text:p>RF(50,sqrt,half)</text:p>
          </table:table-cell>
          <table:table-cell office:value-type="string" calcext:value-type="string">
            <text:p>RF(50,sqrt,sqrt)</text:p>
          </table:table-cell>
          <table:table-cell office:value-type="string" calcext:value-type="string">
            <text:p>RF(100,all,all)</text:p>
          </table:table-cell>
          <table:table-cell office:value-type="string" calcext:value-type="string">
            <text:p>RF(100,all,half)</text:p>
          </table:table-cell>
          <table:table-cell office:value-type="string" calcext:value-type="string">
            <text:p>RF(100,all,sqrt)</text:p>
          </table:table-cell>
          <table:table-cell office:value-type="string" calcext:value-type="string">
            <text:p>RF(100,sqrt,all)</text:p>
          </table:table-cell>
          <table:table-cell office:value-type="string" calcext:value-type="string">
            <text:p>RF(100,sqrt,half)</text:p>
          </table:table-cell>
          <table:table-cell office:value-type="string" calcext:value-type="string">
            <text:p>RF(100,sqrt,sqrt)</text:p>
          </table:table-cell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30.15, 51.72, 78.57, 71.43, 64.91)</text:p>
          </table:table-cell>
          <table:table-cell office:value-type="string" calcext:value-type="string">
            <text:p>(12.42, 51.72, 60.71, 57.69, 56.14, 40.96)</text:p>
          </table:table-cell>
          <table:table-cell office:value-type="string" calcext:value-type="string">
            <text:p>(26.25, 65.52, 60.71, 63.33, 63.16, 36.05)</text:p>
          </table:table-cell>
          <table:table-cell office:value-type="string" calcext:value-type="string">
            <text:p>(26.43, 58.62, 67.86, 65.38, 63.16, 40.51)</text:p>
          </table:table-cell>
          <table:table-cell office:value-type="string" calcext:value-type="string">
            <text:p>(8.74, 55.17, 53.57, 55.17, 54.39, 49.3)</text:p>
          </table:table-cell>
          <table:table-cell office:value-type="string" calcext:value-type="string">
            <text:p>(36.9, 65.52, 71.43, 70.37, 68.42, 48.24)</text:p>
          </table:table-cell>
          <table:table-cell office:value-type="string" calcext:value-type="string">
            <text:p>(22.97, 55.17, 67.86, 64.0, 61.4, 49.35)</text:p>
          </table:table-cell>
          <table:table-cell office:value-type="string" calcext:value-type="string">
            <text:p>(36.98, 62.07, 75.0, 72.0, 68.42, 30.22)</text:p>
          </table:table-cell>
          <table:table-cell office:value-type="string" calcext:value-type="string">
            <text:p>(33.44, 62.07, 71.43, 69.23, 66.67, 31.56)</text:p>
          </table:table-cell>
          <table:table-cell office:value-type="string" calcext:value-type="string">
            <text:p>(40.52, 62.07, 78.57, 75.0, 70.18, 33.33)</text:p>
          </table:table-cell>
          <table:table-cell office:value-type="string" calcext:value-type="string">
            <text:p>(33.27, 68.97, 64.29, 66.67, 66.67, 32.44)</text:p>
          </table:table-cell>
          <table:table-cell office:value-type="string" calcext:value-type="string">
            <text:p>(36.98, 62.07, 75.0, 72.0, 68.42, 33.33)</text:p>
          </table:table-cell>
          <table:table-cell office:value-type="string" calcext:value-type="string">
            <text:p>(40.44, 65.52, 75.0, 73.08, 70.18, 33.78)</text:p>
          </table:table-cell>
          <table:table-cell office:value-type="string" calcext:value-type="string">
            <text:p>(29.8, 65.52, 64.29, 65.52, 64.91, 31.11)</text:p>
          </table:table-cell>
          <table:table-cell office:value-type="string" calcext:value-type="string">
            <text:p>(40.52, 62.07, 78.57, 75.0, 70.18, 32.0)</text:p>
          </table:table-cell>
          <table:table-cell office:value-type="string" calcext:value-type="string">
            <text:p>(36.98, 62.07, 75.0, 72.0, 68.42, 31.11)</text:p>
          </table:table-cell>
          <table:table-cell office:value-type="string" calcext:value-type="string">
            <text:p>(43.98, 65.52, 78.57, 76.0, 71.93, 32.44)</text:p>
          </table:table-cell>
          <table:table-cell office:value-type="string" calcext:value-type="string">
            <text:p>(47.51, 65.52, 82.14, 79.17, 73.68, 31.11)</text:p>
          </table:table-cell>
          <table:table-cell office:value-type="string" calcext:value-type="string">
            <text:p>(43.91, 68.97, 75.0, 74.07, 71.93, 34.22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6.34, 62.07, 64.29, 64.29, 63.16, 31.03)</text:p>
          </table:table-cell>
          <table:table-cell office:value-type="string" calcext:value-type="string">
            <text:p>(19.52, 51.72, 67.86, 62.5, 59.65, 31.33)</text:p>
          </table:table-cell>
          <table:table-cell office:value-type="string" calcext:value-type="string">
            <text:p>(-8.47, 37.93, 53.57, 45.83, 45.61, 39.29)</text:p>
          </table:table-cell>
          <table:table-cell office:value-type="string" calcext:value-type="string">
            <text:p>(15.56, 65.52, 50.0, 57.58, 57.89, 32.18)</text:p>
          </table:table-cell>
          <table:table-cell office:value-type="string" calcext:value-type="string">
            <text:p>(5.29, 51.72, 53.57, 53.57, 52.63, 35.8)</text:p>
          </table:table-cell>
          <table:table-cell office:value-type="string" calcext:value-type="string">
            <text:p>(26.16, 68.97, 57.14, 62.5, 63.16, 31.71)</text:p>
          </table:table-cell>
          <table:table-cell office:value-type="string" calcext:value-type="string">
            <text:p>(15.76, 58.62, 57.14, 58.62, 57.89, 22.22)</text:p>
          </table:table-cell>
          <table:table-cell office:value-type="string" calcext:value-type="string">
            <text:p>(33.44, 62.07, 71.43, 69.23, 66.67, 26.67)</text:p>
          </table:table-cell>
          <table:table-cell office:value-type="string" calcext:value-type="string">
            <text:p>(33.35, 65.52, 67.86, 67.86, 66.67, 27.11)</text:p>
          </table:table-cell>
          <table:table-cell office:value-type="string" calcext:value-type="string">
            <text:p>(40.37, 68.97, 71.43, 71.43, 70.18, 26.22)</text:p>
          </table:table-cell>
          <table:table-cell office:value-type="string" calcext:value-type="string">
            <text:p>(40.52, 62.07, 78.57, 75.0, 70.18, 26.22)</text:p>
          </table:table-cell>
          <table:table-cell office:value-type="string" calcext:value-type="string">
            <text:p>(47.32, 75.86, 71.43, 73.33, 73.68, 30.67)</text:p>
          </table:table-cell>
          <table:table-cell office:value-type="string" calcext:value-type="string">
            <text:p>(29.98, 58.62, 71.43, 68.0, 64.91, 27.11)</text:p>
          </table:table-cell>
          <table:table-cell office:value-type="string" calcext:value-type="string">
            <text:p>(36.9, 65.52, 71.43, 70.37, 68.42, 27.56)</text:p>
          </table:table-cell>
          <table:table-cell office:value-type="string" calcext:value-type="string">
            <text:p>(22.88, 58.62, 64.29, 62.96, 61.4, 24.89)</text:p>
          </table:table-cell>
          <table:table-cell office:value-type="string" calcext:value-type="string">
            <text:p>(26.34, 62.07, 64.29, 64.29, 63.16, 26.67)</text:p>
          </table:table-cell>
          <table:table-cell office:value-type="string" calcext:value-type="string">
            <text:p>(33.44, 62.07, 71.43, 69.23, 66.67, 27.11)</text:p>
          </table:table-cell>
          <table:table-cell office:value-type="string" calcext:value-type="string">
            <text:p>(36.9, 65.52, 71.43, 70.37, 68.42, 25.33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9.89, 62.07, 67.86, 66.67, 64.91, 37.97)</text:p>
          </table:table-cell>
          <table:table-cell office:value-type="string" calcext:value-type="string">
            <text:p>(5.41, 48.28, 57.14, 53.85, 52.63, 42.35)</text:p>
          </table:table-cell>
          <table:table-cell office:value-type="string" calcext:value-type="string">
            <text:p>(26.16, 68.97, 57.14, 62.5, 63.16, 39.77)</text:p>
          </table:table-cell>
          <table:table-cell office:value-type="string" calcext:value-type="string">
            <text:p>(29.89, 62.07, 67.86, 66.67, 64.91, 37.93)</text:p>
          </table:table-cell>
          <table:table-cell office:value-type="string" calcext:value-type="string">
            <text:p>(36.74, 72.41, 64.29, 67.74, 68.42, 32.94)</text:p>
          </table:table-cell>
          <table:table-cell office:value-type="string" calcext:value-type="string">
            <text:p>(36.74, 72.41, 64.29, 67.74, 68.42, 40.0)</text:p>
          </table:table-cell>
          <table:table-cell office:value-type="string" calcext:value-type="string">
            <text:p>(22.59, 68.97, 53.57, 60.61, 61.4, 27.11)</text:p>
          </table:table-cell>
          <table:table-cell office:value-type="string" calcext:value-type="string">
            <text:p>(26.34, 62.07, 64.29, 64.29, 63.16, 28.89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29.54, 75.86, 53.57, 62.86, 64.91, 26.22)</text:p>
          </table:table-cell>
          <table:table-cell office:value-type="string" calcext:value-type="string">
            <text:p>(29.8, 65.52, 64.29, 65.52, 64.91, 26.22)</text:p>
          </table:table-cell>
          <table:table-cell office:value-type="string" calcext:value-type="string">
            <text:p>(15.56, 65.52, 50.0, 57.58, 57.89, 26.67)</text:p>
          </table:table-cell>
          <table:table-cell office:value-type="string" calcext:value-type="string">
            <text:p>(36.82, 68.97, 67.86, 68.97, 68.42, 25.33)</text:p>
          </table:table-cell>
          <table:table-cell office:value-type="string" calcext:value-type="string">
            <text:p>(33.35, 65.52, 67.86, 67.86, 66.67, 27.56)</text:p>
          </table:table-cell>
          <table:table-cell office:value-type="string" calcext:value-type="string">
            <text:p>(33.35, 65.52, 67.86, 67.86, 66.67, 23.56)</text:p>
          </table:table-cell>
          <table:table-cell office:value-type="string" calcext:value-type="string">
            <text:p>(22.78, 62.07, 60.71, 62.07, 61.4, 26.67)</text:p>
          </table:table-cell>
          <table:table-cell office:value-type="string" calcext:value-type="string">
            <text:p>(22.69, 65.52, 57.14, 61.29, 61.4, 28.44)</text:p>
          </table:table-cell>
          <table:table-cell office:value-type="string" calcext:value-type="string">
            <text:p>(26.34, 62.07, 64.29, 64.29, 63.16, 23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-1.85, 51.72, 46.43, 50.0, 49.12, 32.47)</text:p>
          </table:table-cell>
          <table:table-cell office:value-type="string" calcext:value-type="string">
            <text:p>(18.92, 72.41, 46.43, 58.33, 59.65, 37.97)</text:p>
          </table:table-cell>
          <table:table-cell office:value-type="string" calcext:value-type="string">
            <text:p>(26.61, 51.72, 75.0, 68.18, 63.16, 44.74)</text:p>
          </table:table-cell>
          <table:table-cell office:value-type="string" calcext:value-type="string">
            <text:p>(12.31, 55.17, 57.14, 57.14, 56.14, 37.78)</text:p>
          </table:table-cell>
          <table:table-cell office:value-type="string" calcext:value-type="string">
            <text:p>(1.97, 44.83, 57.14, 52.0, 50.88, 37.21)</text:p>
          </table:table-cell>
          <table:table-cell office:value-type="string" calcext:value-type="string">
            <text:p>(19.42, 55.17, 64.29, 61.54, 59.65, 36.96)</text:p>
          </table:table-cell>
          <table:table-cell office:value-type="string" calcext:value-type="string">
            <text:p>(12.42, 51.72, 60.71, 57.69, 56.14, 23.56)</text:p>
          </table:table-cell>
          <table:table-cell office:value-type="string" calcext:value-type="string">
            <text:p>(26.43, 58.62, 67.86, 65.38, 63.16, 27.56)</text:p>
          </table:table-cell>
          <table:table-cell office:value-type="string" calcext:value-type="string">
            <text:p>(22.78, 62.07, 60.71, 62.07, 61.4, 27.56)</text:p>
          </table:table-cell>
          <table:table-cell office:value-type="string" calcext:value-type="string">
            <text:p>(29.72, 68.97, 60.71, 64.52, 64.91, 26.67)</text:p>
          </table:table-cell>
          <table:table-cell office:value-type="string" calcext:value-type="string">
            <text:p>(22.69, 65.52, 57.14, 61.29, 61.4, 24.89)</text:p>
          </table:table-cell>
          <table:table-cell office:value-type="string" calcext:value-type="string">
            <text:p>(26.16, 68.97, 57.14, 62.5, 63.16, 31.11)</text:p>
          </table:table-cell>
          <table:table-cell office:value-type="string" calcext:value-type="string">
            <text:p>(26.43, 58.62, 67.86, 65.38, 63.16, 24.44)</text:p>
          </table:table-cell>
          <table:table-cell office:value-type="string" calcext:value-type="string">
            <text:p>(19.32, 58.62, 60.71, 60.71, 59.65, 24.0)</text:p>
          </table:table-cell>
          <table:table-cell office:value-type="string" calcext:value-type="string">
            <text:p>(26.43, 58.62, 67.86, 65.38, 63.16, 24.0)</text:p>
          </table:table-cell>
          <table:table-cell office:value-type="string" calcext:value-type="string">
            <text:p>(33.19, 72.41, 60.71, 65.62, 66.67, 25.33)</text:p>
          </table:table-cell>
          <table:table-cell office:value-type="string" calcext:value-type="string">
            <text:p>(22.88, 58.62, 64.29, 62.96, 61.4, 23.56)</text:p>
          </table:table-cell>
          <table:table-cell office:value-type="string" calcext:value-type="string">
            <text:p>(22.88, 58.62, 64.29, 62.96, 61.4, 24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5.29, 51.72, 53.57, 53.57, 52.63)</text:p>
          </table:table-cell>
          <table:table-cell office:value-type="string" calcext:value-type="string">
            <text:p>(15.66, 62.07, 53.57, 58.06, 57.89, 31.76)</text:p>
          </table:table-cell>
          <table:table-cell office:value-type="string" calcext:value-type="string">
            <text:p>(26.43, 58.62, 67.86, 65.38, 63.16, 55.42)</text:p>
          </table:table-cell>
          <table:table-cell office:value-type="string" calcext:value-type="string">
            <text:p>(22.5, 72.41, 50.0, 60.0, 61.4, 41.11)</text:p>
          </table:table-cell>
          <table:table-cell office:value-type="string" calcext:value-type="string">
            <text:p>(12.09, 62.07, 50.0, 56.25, 56.14, 39.74)</text:p>
          </table:table-cell>
          <table:table-cell office:value-type="string" calcext:value-type="string">
            <text:p>(23.16, 48.28, 75.0, 66.67, 61.4, 37.5)</text:p>
          </table:table-cell>
          <table:table-cell office:value-type="string" calcext:value-type="string">
            <text:p>(12.09, 62.07, 50.0, 56.25, 56.14, 40.7)</text:p>
          </table:table-cell>
          <table:table-cell office:value-type="string" calcext:value-type="string">
            <text:p>(29.8, 65.52, 64.29, 65.52, 64.91, 30.22)</text:p>
          </table:table-cell>
          <table:table-cell office:value-type="string" calcext:value-type="string">
            <text:p>(26.25, 65.52, 60.71, 63.33, 63.16, 33.78)</text:p>
          </table:table-cell>
          <table:table-cell office:value-type="string" calcext:value-type="string">
            <text:p>(19.12, 65.52, 53.57, 59.38, 59.65, 30.22)</text:p>
          </table:table-cell>
          <table:table-cell office:value-type="string" calcext:value-type="string">
            <text:p>(29.8, 65.52, 64.29, 65.52, 64.91, 32.0)</text:p>
          </table:table-cell>
          <table:table-cell office:value-type="string" calcext:value-type="string">
            <text:p>(40.22, 75.86, 64.29, 68.75, 70.18, 32.89)</text:p>
          </table:table-cell>
          <table:table-cell office:value-type="string" calcext:value-type="string">
            <text:p>(36.67, 75.86, 60.71, 66.67, 68.42, 29.78)</text:p>
          </table:table-cell>
          <table:table-cell office:value-type="string" calcext:value-type="string">
            <text:p>(33.27, 68.97, 64.29, 66.67, 66.67, 30.22)</text:p>
          </table:table-cell>
          <table:table-cell office:value-type="string" calcext:value-type="string">
            <text:p>(19.22, 62.07, 57.14, 60.0, 59.65, 31.11)</text:p>
          </table:table-cell>
          <table:table-cell office:value-type="string" calcext:value-type="string">
            <text:p>(29.72, 68.97, 60.71, 64.52, 64.91, 28.89)</text:p>
          </table:table-cell>
          <table:table-cell office:value-type="string" calcext:value-type="string">
            <text:p>(33.35, 65.52, 67.86, 67.86, 66.67, 30.22)</text:p>
          </table:table-cell>
          <table:table-cell office:value-type="string" calcext:value-type="string">
            <text:p>(33.27, 68.97, 64.29, 66.67, 66.67, 28.44)</text:p>
          </table:table-cell>
          <table:table-cell office:value-type="string" calcext:value-type="string">
            <text:p>(26.34, 62.07, 64.29, 64.29, 63.16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6.25, 65.52, 60.71, 63.33, 63.16)</text:p>
          </table:table-cell>
          <table:table-cell office:value-type="string" calcext:value-type="string">
            <text:p>(33.6, 55.17, 78.57, 72.73, 66.67, 33.33)</text:p>
          </table:table-cell>
          <table:table-cell office:value-type="string" calcext:value-type="string">
            <text:p>(26.43, 58.62, 67.86, 65.38, 63.16, 33.72)</text:p>
          </table:table-cell>
          <table:table-cell office:value-type="string" calcext:value-type="string">
            <text:p>(29.63, 72.41, 57.14, 63.64, 64.91, 37.66)</text:p>
          </table:table-cell>
          <table:table-cell table:style-name="ce2" office:value-type="string" calcext:value-type="string">
            <text:p>(47.25, 79.31, 67.86, 71.88, 73.68, 33.73)</text:p>
          </table:table-cell>
          <table:table-cell office:value-type="string" calcext:value-type="string">
            <text:p>(29.89, 62.07, 67.86, 66.67, 64.91, 40.79)</text:p>
          </table:table-cell>
          <table:table-cell office:value-type="string" calcext:value-type="string">
            <text:p>(19.22, 62.07, 57.14, 60.0, 59.65, 43.9)</text:p>
          </table:table-cell>
          <table:table-cell table:style-name="ce3" office:value-type="string" calcext:value-type="string">
            <text:p>(64.9, 82.76, 82.14, 82.76, 82.46, 33.33)</text:p>
          </table:table-cell>
          <table:table-cell table:style-name="ce3" office:value-type="string" calcext:value-type="string">
            <text:p>(64.9, 82.76, 82.14, 82.76, 82.46, 29.78)</text:p>
          </table:table-cell>
          <table:table-cell table:style-name="ce1" office:value-type="string" calcext:value-type="string">
            <text:p>(57.83, 82.76, 75.0, 77.42, 78.95, 29.33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5.78)</text:p>
          </table:table-cell>
          <table:table-cell table:style-name="ce3" office:value-type="string" calcext:value-type="string">
            <text:p>(64.81, 89.66, 75.0, 78.79, 82.46, 30.22)</text:p>
          </table:table-cell>
          <table:table-cell table:style-name="ce3" office:value-type="string" calcext:value-type="string">
            <text:p>(61.37, 82.76, 78.57, 80.0, 80.7, 28.89)</text:p>
          </table:table-cell>
          <table:table-cell table:style-name="ce1" office:value-type="string" calcext:value-type="string">
            <text:p>(50.86, 75.86, 75.0, 75.86, 75.44, 31.56)</text:p>
          </table:table-cell>
          <table:table-cell table:style-name="ce1" office:value-type="string" calcext:value-type="string">
            <text:p>(57.83, 82.76, 75.0, 77.42, 78.95, 31.11)</text:p>
          </table:table-cell>
          <table:table-cell table:style-name="ce3" office:value-type="string" calcext:value-type="string">
            <text:p>(68.35, 89.66, 78.57, 81.25, 84.21, 26.22)</text:p>
          </table:table-cell>
          <table:table-cell table:style-name="ce3" office:value-type="string" calcext:value-type="string">
            <text:p>(71.89, 89.66, 82.14, 83.87, 85.96, 31.11)</text:p>
          </table:table-cell>
          <table:table-cell table:style-name="ce3" office:value-type="string" calcext:value-type="string">
            <text:p>(57.83, 82.76, 75.0, 77.42, 78.95, 30.67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table:style-name="ce1" office:value-type="string" calcext:value-type="string">
            <text:p>(60.71, 82.14, 78.57, 79.31, 80.36)</text:p>
          </table:table-cell>
          <table:table-cell office:value-type="string" calcext:value-type="string">
            <text:p>(17.86, 71.43, 46.43, 57.14, 58.93, 38.96)</text:p>
          </table:table-cell>
          <table:table-cell office:value-type="string" calcext:value-type="string">
            <text:p>(-10.71, 35.71, 53.57, 43.48, 44.64, 42.25)</text:p>
          </table:table-cell>
          <table:table-cell table:style-name="ce2" office:value-type="string" calcext:value-type="string">
            <text:p>(46.43, 85.71, 60.71, 68.57, 73.21, 39.53)</text:p>
          </table:table-cell>
          <table:table-cell office:value-type="string" calcext:value-type="string">
            <text:p>(42.86, 85.71, 57.14, 66.67, 71.43, 43.96)</text:p>
          </table:table-cell>
          <table:table-cell office:value-type="string" calcext:value-type="string">
            <text:p>(14.29, 67.86, 46.43, 55.88, 57.14, 56.25)</text:p>
          </table:table-cell>
          <table:table-cell office:value-type="string" calcext:value-type="string">
            <text:p>(17.86, 46.43, 71.43, 61.9, 58.93, 33.75)</text:p>
          </table:table-cell>
          <table:table-cell table:style-name="ce1" office:value-type="string" calcext:value-type="string">
            <text:p>(53.57, 85.71, 67.86, 72.73, 76.79, 33.93)</text:p>
          </table:table-cell>
          <table:table-cell table:style-name="ce1" office:value-type="string" calcext:value-type="string">
            <text:p>(50.0, 85.71, 64.29, 70.59, 75.0, 34.82)</text:p>
          </table:table-cell>
          <table:table-cell table:style-name="ce1" office:value-type="string" calcext:value-type="string">
            <text:p>(60.71, 85.71, 75.0, 77.42, 80.36, 30.8)</text:p>
          </table:table-cell>
          <table:table-cell office:value-type="string" calcext:value-type="string">
            <text:p>(42.86, 78.57, 64.29, 68.75, 71.43, 28.12)</text:p>
          </table:table-cell>
          <table:table-cell table:style-name="ce1" office:value-type="string" calcext:value-type="string">
            <text:p>(57.14, 82.14, 75.0, 76.67, 78.57, 33.93)</text:p>
          </table:table-cell>
          <table:table-cell office:value-type="string" calcext:value-type="string">
            <text:p>(42.86, 78.57, 64.29, 68.75, 71.43, 35.71)</text:p>
          </table:table-cell>
          <table:table-cell table:style-name="ce1" office:value-type="string" calcext:value-type="string">
            <text:p>(53.57, 78.57, 75.0, 75.86, 76.79, 34.38)</text:p>
          </table:table-cell>
          <table:table-cell office:value-type="string" calcext:value-type="string">
            <text:p>(42.86, 78.57, 64.29, 68.75, 71.43, 29.91)</text:p>
          </table:table-cell>
          <table:table-cell office:value-type="string" calcext:value-type="string">
            <text:p>(42.86, 78.57, 64.29, 68.75, 71.43, 34.38)</text:p>
          </table:table-cell>
          <table:table-cell table:style-name="ce1" office:value-type="string" calcext:value-type="string">
            <text:p>(50.0, 82.14, 67.86, 71.88, 75.0, 30.36)</text:p>
          </table:table-cell>
          <table:table-cell table:style-name="ce1" office:value-type="string" calcext:value-type="string">
            <text:p>(50.0, 78.57, 71.43, 73.33, 75.0, 33.48)</text:p>
          </table:table-cell>
          <table:table-cell office:value-type="string" calcext:value-type="string">
            <text:p>(42.86, 78.57, 64.29, 68.75, 71.43, 31.25)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string" calcext:value-type="string">
            <text:p>(15.87, 55.17, 60.71, 59.26, 57.89)</text:p>
          </table:table-cell>
          <table:table-cell table:style-name="ce2" office:value-type="string" calcext:value-type="string">
            <text:p>(43.56, 86.21, 57.14, 67.57, 71.93, 32.53)</text:p>
          </table:table-cell>
          <table:table-cell table:style-name="ce2" office:value-type="string" calcext:value-type="string">
            <text:p>(43.7, 79.31, 64.29, 69.7, 71.93, 32.47)</text:p>
          </table:table-cell>
          <table:table-cell office:value-type="string" calcext:value-type="string">
            <text:p>(29.8, 65.52, 64.29, 65.52, 64.91, 38.1)</text:p>
          </table:table-cell>
          <table:table-cell office:value-type="string" calcext:value-type="string">
            <text:p>(40.22, 75.86, 64.29, 68.75, 70.18, 30.68)</text:p>
          </table:table-cell>
          <table:table-cell office:value-type="string" calcext:value-type="string">
            <text:p>(36.67, 75.86, 60.71, 66.67, 68.42, 40.0)</text:p>
          </table:table-cell>
          <table:table-cell office:value-type="string" calcext:value-type="string">
            <text:p>(26.16, 68.97, 57.14, 62.5, 63.16, 41.56)</text:p>
          </table:table-cell>
          <table:table-cell office:value-type="string" calcext:value-type="string">
            <text:p>(47.25, 79.31, 67.86, 71.88, 73.68, 29.78)</text:p>
          </table:table-cell>
          <table:table-cell office:value-type="string" calcext:value-type="string">
            <text:p>(40.3, 72.41, 67.86, 70.0, 70.18, 31.56)</text:p>
          </table:table-cell>
          <table:table-cell office:value-type="string" calcext:value-type="string">
            <text:p>(47.19, 82.76, 64.29, 70.59, 73.68, 31.11)</text:p>
          </table:table-cell>
          <table:table-cell office:value-type="string" calcext:value-type="string">
            <text:p>(47.25, 79.31, 67.86, 71.88, 73.68, 27.11)</text:p>
          </table:table-cell>
          <table:table-cell office:value-type="string" calcext:value-type="string">
            <text:p>(47.38, 72.41, 75.0, 75.0, 73.68, 28.44)</text:p>
          </table:table-cell>
          <table:table-cell office:value-type="string" calcext:value-type="string">
            <text:p>(36.74, 72.41, 64.29, 67.74, 68.42, 27.11)</text:p>
          </table:table-cell>
          <table:table-cell office:value-type="string" calcext:value-type="string">
            <text:p>(47.32, 75.86, 71.43, 73.33, 73.68, 29.02)</text:p>
          </table:table-cell>
          <table:table-cell office:value-type="string" calcext:value-type="string">
            <text:p>(47.25, 79.31, 67.86, 71.88, 73.68, 27.56)</text:p>
          </table:table-cell>
          <table:table-cell table:style-name="ce1" office:value-type="string" calcext:value-type="string">
            <text:p>(54.29, 82.76, 71.43, 75.0, 77.19, 28.44)</text:p>
          </table:table-cell>
          <table:table-cell table:style-name="ce1" office:value-type="string" calcext:value-type="string">
            <text:p>(54.29, 82.76, 71.43, 75.0, 77.19, 29.33)</text:p>
          </table:table-cell>
          <table:table-cell office:value-type="string" calcext:value-type="string">
            <text:p>(43.77, 75.86, 67.86, 70.97, 71.93, 28.44)</text:p>
          </table:table-cell>
          <table:table-cell table:style-name="ce1" office:value-type="string" calcext:value-type="string">
            <text:p>(54.29, 82.76, 71.43, 75.0, 77.19, 30.67)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string" calcext:value-type="string">
            <text:p>(26.43, 58.62, 67.86, 65.38, 63.16)</text:p>
          </table:table-cell>
          <table:table-cell office:value-type="string" calcext:value-type="string">
            <text:p>(12.2, 58.62, 53.57, 56.67, 56.14, 36.25)</text:p>
          </table:table-cell>
          <table:table-cell office:value-type="string" calcext:value-type="string">
            <text:p>(8.86, 51.72, 57.14, 55.56, 54.39, 34.15)</text:p>
          </table:table-cell>
          <table:table-cell office:value-type="string" calcext:value-type="string">
            <text:p>(43.98, 65.52, 78.57, 76.0, 71.93, 50.62)</text:p>
          </table:table-cell>
          <table:table-cell office:value-type="string" calcext:value-type="string">
            <text:p>(36.67, 75.86, 60.71, 66.67, 68.42, 47.19)</text:p>
          </table:table-cell>
          <table:table-cell office:value-type="string" calcext:value-type="string">
            <text:p>(33.19, 72.41, 60.71, 65.62, 66.67, 36.05)</text:p>
          </table:table-cell>
          <table:table-cell office:value-type="string" calcext:value-type="string">
            <text:p>(33.02, 79.31, 53.57, 63.89, 66.67, 38.46)</text:p>
          </table:table-cell>
          <table:table-cell office:value-type="string" calcext:value-type="string">
            <text:p>(43.84, 72.41, 71.43, 72.41, 71.93, 28.44)</text:p>
          </table:table-cell>
          <table:table-cell table:style-name="ce1" office:value-type="string" calcext:value-type="string">
            <text:p>(50.74, 82.76, 67.86, 72.73, 75.44, 27.11)</text:p>
          </table:table-cell>
          <table:table-cell table:style-name="ce1" office:value-type="string" calcext:value-type="string">
            <text:p>(50.8, 79.31, 71.43, 74.19, 75.44, 29.33)</text:p>
          </table:table-cell>
          <table:table-cell office:value-type="string" calcext:value-type="string">
            <text:p>(47.38, 72.41, 75.0, 75.0, 73.68, 28.0)</text:p>
          </table:table-cell>
          <table:table-cell table:style-name="ce1" office:value-type="string" calcext:value-type="string">
            <text:p>(50.8, 79.31, 71.43, 74.19, 75.44, 26.67)</text:p>
          </table:table-cell>
          <table:table-cell office:value-type="string" calcext:value-type="string">
            <text:p>(50.74, 82.76, 67.86, 72.73, 75.44, 30.22)</text:p>
          </table:table-cell>
          <table:table-cell table:style-name="ce1" office:value-type="string" calcext:value-type="string">
            <text:p>(50.68, 86.21, 64.29, 71.43, 75.44, 27.56)</text:p>
          </table:table-cell>
          <table:table-cell office:value-type="string" calcext:value-type="string">
            <text:p>(33.35, 65.52, 67.86, 67.86, 66.67, 25.78)</text:p>
          </table:table-cell>
          <table:table-cell table:style-name="ce1" office:value-type="string" calcext:value-type="string">
            <text:p>(54.29, 82.76, 71.43, 75.0, 77.19, 23.56)</text:p>
          </table:table-cell>
          <table:table-cell table:style-name="ce1" office:value-type="string" calcext:value-type="string">
            <text:p>(57.88, 79.31, 78.57, 79.31, 78.95, 27.56)</text:p>
          </table:table-cell>
          <table:table-cell office:value-type="string" calcext:value-type="string">
            <text:p>(43.77, 75.86, 67.86, 70.97, 71.93, 28.89)</text:p>
          </table:table-cell>
          <table:table-cell office:value-type="string" calcext:value-type="string">
            <text:p>(47.32, 75.86, 71.43, 73.33, 73.68, 28.89)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table:style-name="ce1" office:value-type="string" calcext:value-type="string">
            <text:p>(61.37, 82.76, 78.57, 80.0, 80.7)</text:p>
          </table:table-cell>
          <table:table-cell office:value-type="string" calcext:value-type="string">
            <text:p>(19.32, 58.62, 60.71, 60.71, 59.65, 38.96)</text:p>
          </table:table-cell>
          <table:table-cell table:style-name="ce2" office:value-type="string" calcext:value-type="string">
            <text:p>(47.38, 72.41, 75.0, 75.0, 73.68, 39.53)</text:p>
          </table:table-cell>
          <table:table-cell office:value-type="string" calcext:value-type="string">
            <text:p>(29.63, 72.41, 57.14, 63.64, 64.91, 26.14)</text:p>
          </table:table-cell>
          <table:table-cell office:value-type="string" calcext:value-type="string">
            <text:p>(16.28, 41.38, 75.0, 63.16, 57.89, 46.75)</text:p>
          </table:table-cell>
          <table:table-cell office:value-type="string" calcext:value-type="string">
            <text:p>(33.27, 68.97, 64.29, 66.67, 66.67, 40.43)</text:p>
          </table:table-cell>
          <table:table-cell office:value-type="string" calcext:value-type="string">
            <text:p>(26.34, 62.07, 64.29, 64.29, 63.16, 40.0)</text:p>
          </table:table-cell>
          <table:table-cell table:style-name="ce3" office:value-type="string" calcext:value-type="string">
            <text:p>(61.37, 82.76, 78.57, 80.0, 80.7, 32.89)</text:p>
          </table:table-cell>
          <table:table-cell table:style-name="ce3" office:value-type="string" calcext:value-type="string">
            <text:p>(64.81, 89.66, 75.0, 78.79, 82.46, 32.44)</text:p>
          </table:table-cell>
          <table:table-cell table:style-name="ce1" office:value-type="string" calcext:value-type="string">
            <text:p>(57.83, 82.76, 75.0, 77.42, 78.95, 32.89)</text:p>
          </table:table-cell>
          <table:table-cell table:style-name="ce1" office:value-type="string" calcext:value-type="string">
            <text:p>(54.4, 75.86, 78.57, 78.57, 77.19, 29.78)</text:p>
          </table:table-cell>
          <table:table-cell table:style-name="ce1" office:value-type="string" calcext:value-type="string">
            <text:p>(57.88, 79.31, 78.57, 79.31, 78.95, 29.33)</text:p>
          </table:table-cell>
          <table:table-cell table:style-name="ce1" office:value-type="string" calcext:value-type="string">
            <text:p>(54.4, 75.86, 78.57, 78.57, 77.19, 32.44)</text:p>
          </table:table-cell>
          <table:table-cell table:style-name="ce1" office:value-type="string" calcext:value-type="string">
            <text:p>(61.37, 82.76, 78.57, 80.0, 80.7, 28.44)</text:p>
          </table:table-cell>
          <table:table-cell table:style-name="ce1" office:value-type="string" calcext:value-type="string">
            <text:p>(57.78, 86.21, 71.43, 75.76, 78.95, 31.11)</text:p>
          </table:table-cell>
          <table:table-cell table:style-name="ce3" office:value-type="string" calcext:value-type="string">
            <text:p>(64.86, 86.21, 78.57, 80.65, 82.46, 28.0)</text:p>
          </table:table-cell>
          <table:table-cell table:style-name="ce1" office:value-type="string" calcext:value-type="string">
            <text:p>(57.83, 82.76, 75.0, 77.42, 78.95, 30.22)</text:p>
          </table:table-cell>
          <table:table-cell table:style-name="ce1" office:value-type="string" calcext:value-type="string">
            <text:p>(54.29, 82.76, 71.43, 75.0, 77.19, 32.44)</text:p>
          </table:table-cell>
          <table:table-cell table:style-name="ce1" office:value-type="string" calcext:value-type="string">
            <text:p>(54.29, 82.76, 71.43, 75.0, 77.19, 32.0)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string" calcext:value-type="string">
            <text:p>(36.82, 68.97, 67.86, 68.97, 68.42)</text:p>
          </table:table-cell>
          <table:table-cell office:value-type="string" calcext:value-type="string">
            <text:p>(26.16, 68.97, 57.14, 62.5, 63.16, 43.53)</text:p>
          </table:table-cell>
          <table:table-cell office:value-type="string" calcext:value-type="string">
            <text:p>(9.08, 44.83, 64.29, 56.52, 54.39, 37.21)</text:p>
          </table:table-cell>
          <table:table-cell office:value-type="string" calcext:value-type="string">
            <text:p>(40.3, 72.41, 67.86, 70.0, 70.18, 22.97)</text:p>
          </table:table-cell>
          <table:table-cell office:value-type="string" calcext:value-type="string">
            <text:p>(15.45, 68.97, 46.43, 57.14, 57.89, 39.24)</text:p>
          </table:table-cell>
          <table:table-cell office:value-type="string" calcext:value-type="string">
            <text:p>(40.44, 65.52, 75.0, 73.08, 70.18, 31.71)</text:p>
          </table:table-cell>
          <table:table-cell office:value-type="string" calcext:value-type="string">
            <text:p>(15.87, 55.17, 60.71, 59.26, 57.89, 44.58)</text:p>
          </table:table-cell>
          <table:table-cell office:value-type="string" calcext:value-type="string">
            <text:p>(47.32, 75.86, 71.43, 73.33, 73.68, 33.33)</text:p>
          </table:table-cell>
          <table:table-cell table:style-name="ce3" office:value-type="string" calcext:value-type="string">
            <text:p>(61.32, 86.21, 75.0, 78.12, 80.7, 32.89)</text:p>
          </table:table-cell>
          <table:table-cell office:value-type="string" calcext:value-type="string">
            <text:p>(47.32, 75.86, 71.43, 73.33, 73.68, 29.33)</text:p>
          </table:table-cell>
          <table:table-cell table:style-name="ce1" office:value-type="string" calcext:value-type="string">
            <text:p>(54.29, 82.76, 71.43, 75.0, 77.19, 35.11)</text:p>
          </table:table-cell>
          <table:table-cell table:style-name="ce1" office:value-type="string" calcext:value-type="string">
            <text:p>(57.88, 79.31, 78.57, 79.31, 78.95, 30.22)</text:p>
          </table:table-cell>
          <table:table-cell office:value-type="string" calcext:value-type="string">
            <text:p>(47.38, 72.41, 75.0, 75.0, 73.68, 35.11)</text:p>
          </table:table-cell>
          <table:table-cell table:style-name="ce1" office:value-type="string" calcext:value-type="string">
            <text:p>(57.88, 79.31, 78.57, 79.31, 78.95, 32.44)</text:p>
          </table:table-cell>
          <table:table-cell table:style-name="ce1" office:value-type="string" calcext:value-type="string">
            <text:p>(54.29, 82.76, 71.43, 75.0, 77.19, 29.78)</text:p>
          </table:table-cell>
          <table:table-cell table:style-name="ce3" office:value-type="string" calcext:value-type="string">
            <text:p>(64.86, 86.21, 78.57, 80.65, 82.46, 31.11)</text:p>
          </table:table-cell>
          <table:table-cell table:style-name="ce1" office:value-type="string" calcext:value-type="string">
            <text:p>(50.86, 75.86, 75.0, 75.86, 75.44, 31.56)</text:p>
          </table:table-cell>
          <table:table-cell office:value-type="string" calcext:value-type="string">
            <text:p>(47.32, 75.86, 71.43, 73.33, 73.68, 34.67)</text:p>
          </table:table-cell>
          <table:table-cell table:style-name="ce1" office:value-type="string" calcext:value-type="string">
            <text:p>(50.86, 75.86, 75.0, 75.86, 75.44, 28.44)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string" calcext:value-type="string">
            <text:p>(2.33, 34.48, 67.86, 52.63, 50.88)</text:p>
          </table:table-cell>
          <table:table-cell office:value-type="string" calcext:value-type="string">
            <text:p>(8.86, 51.72, 57.14, 55.56, 54.39, 32.5)</text:p>
          </table:table-cell>
          <table:table-cell office:value-type="string" calcext:value-type="string">
            <text:p>(12.2, 58.62, 53.57, 56.67, 56.14, 35.37)</text:p>
          </table:table-cell>
          <table:table-cell office:value-type="string" calcext:value-type="string">
            <text:p>(22.97, 55.17, 67.86, 64.0, 61.4, 24.68)</text:p>
          </table:table-cell>
          <table:table-cell office:value-type="string" calcext:value-type="string">
            <text:p>(40.66, 55.17, 85.71, 80.0, 70.18, 37.97)</text:p>
          </table:table-cell>
          <table:table-cell office:value-type="string" calcext:value-type="string">
            <text:p>(26.34, 62.07, 64.29, 64.29, 63.16, 34.12)</text:p>
          </table:table-cell>
          <table:table-cell table:style-name="ce1" office:value-type="string" calcext:value-type="string">
            <text:p>(50.8, 79.31, 71.43, 74.19, 75.44, 35.16)</text:p>
          </table:table-cell>
          <table:table-cell office:value-type="string" calcext:value-type="string">
            <text:p>(47.38, 72.41, 75.0, 75.0, 73.68, 27.11)</text:p>
          </table:table-cell>
          <table:table-cell office:value-type="string" calcext:value-type="string">
            <text:p>(47.32, 75.86, 71.43, 73.33, 73.68, 29.33)</text:p>
          </table:table-cell>
          <table:table-cell office:value-type="string" calcext:value-type="string">
            <text:p>(47.32, 75.86, 71.43, 73.33, 73.68, 25.33)</text:p>
          </table:table-cell>
          <table:table-cell office:value-type="string" calcext:value-type="string">
            <text:p>(43.77, 75.86, 67.86, 70.97, 71.93, 29.33)</text:p>
          </table:table-cell>
          <table:table-cell office:value-type="string" calcext:value-type="string">
            <text:p>(43.84, 72.41, 71.43, 72.41, 71.93, 25.33)</text:p>
          </table:table-cell>
          <table:table-cell table:style-name="ce1" office:value-type="string" calcext:value-type="string">
            <text:p>(54.4, 75.86, 78.57, 78.57, 77.19, 29.33)</text:p>
          </table:table-cell>
          <table:table-cell table:style-name="ce1" office:value-type="string" calcext:value-type="string">
            <text:p>(50.8, 79.31, 71.43, 74.19, 75.44, 21.78)</text:p>
          </table:table-cell>
          <table:table-cell table:style-name="ce1" office:value-type="string" calcext:value-type="string">
            <text:p>(54.29, 82.76, 71.43, 75.0, 77.19, 26.22)</text:p>
          </table:table-cell>
          <table:table-cell table:style-name="ce1" office:value-type="string" calcext:value-type="string">
            <text:p>(54.4, 75.86, 78.57, 78.57, 77.19, 26.22)</text:p>
          </table:table-cell>
          <table:table-cell table:style-name="ce1" office:value-type="string" calcext:value-type="string">
            <text:p>(50.98, 68.97, 82.14, 80.0, 75.44, 28.0)</text:p>
          </table:table-cell>
          <table:table-cell table:style-name="ce1" office:value-type="string" calcext:value-type="string">
            <text:p>(50.92, 72.41, 78.57, 77.78, 75.44, 27.56)</text:p>
          </table:table-cell>
          <table:table-cell table:style-name="ce1" office:value-type="string" calcext:value-type="string">
            <text:p>(50.86, 75.86, 75.0, 75.86, 75.44, 24.0)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string" calcext:value-type="string">
            <text:p>(43.98, 65.52, 78.57, 76.0, 71.93)</text:p>
          </table:table-cell>
          <table:table-cell office:value-type="string" calcext:value-type="string">
            <text:p>(26.61, 51.72, 75.0, 68.18, 63.16, 35.06)</text:p>
          </table:table-cell>
          <table:table-cell office:value-type="string" calcext:value-type="string">
            <text:p>(29.89, 62.07, 67.86, 66.67, 64.91, 38.96)</text:p>
          </table:table-cell>
          <table:table-cell office:value-type="string" calcext:value-type="string">
            <text:p>(33.35, 65.52, 67.86, 67.86, 66.67, 47.73)</text:p>
          </table:table-cell>
          <table:table-cell office:value-type="string" calcext:value-type="string">
            <text:p>(33.6, 55.17, 78.57, 72.73, 66.67, 37.5)</text:p>
          </table:table-cell>
          <table:table-cell office:value-type="string" calcext:value-type="string">
            <text:p>(36.82, 68.97, 67.86, 68.97, 68.42, 42.35)</text:p>
          </table:table-cell>
          <table:table-cell table:style-name="ce1" office:value-type="string" calcext:value-type="string">
            <text:p>(50.8, 79.31, 71.43, 74.19, 75.44, 32.1)</text:p>
          </table:table-cell>
          <table:table-cell table:style-name="ce1" office:value-type="string" calcext:value-type="string">
            <text:p>(54.29, 82.76, 71.43, 75.0, 77.19, 28.89)</text:p>
          </table:table-cell>
          <table:table-cell table:style-name="ce1" office:value-type="string" calcext:value-type="string">
            <text:p>(50.92, 72.41, 78.57, 77.78, 75.44, 30.67)</text:p>
          </table:table-cell>
          <table:table-cell office:value-type="string" calcext:value-type="string">
            <text:p>(43.77, 75.86, 67.86, 70.97, 71.93, 32.44)</text:p>
          </table:table-cell>
          <table:table-cell table:style-name="ce1" office:value-type="string" calcext:value-type="string">
            <text:p>(57.88, 79.31, 78.57, 79.31, 78.95, 28.0)</text:p>
          </table:table-cell>
          <table:table-cell table:style-name="ce1" office:value-type="string" calcext:value-type="string">
            <text:p>(57.88, 79.31, 78.57, 79.31, 78.95, 32.89)</text:p>
          </table:table-cell>
          <table:table-cell table:style-name="ce1" office:value-type="string" calcext:value-type="string">
            <text:p>(54.4, 75.86, 78.57, 78.57, 77.19, 31.56)</text:p>
          </table:table-cell>
          <table:table-cell table:style-name="ce1" office:value-type="string" calcext:value-type="string">
            <text:p>(50.86, 75.86, 75.0, 75.86, 75.44, 27.56)</text:p>
          </table:table-cell>
          <table:table-cell table:style-name="ce1" office:value-type="string" calcext:value-type="string">
            <text:p>(54.34, 79.31, 75.0, 76.67, 77.19, 28.89)</text:p>
          </table:table-cell>
          <table:table-cell table:style-name="ce1" office:value-type="string" calcext:value-type="string">
            <text:p>(50.86, 75.86, 75.0, 75.86, 75.44, 31.11)</text:p>
          </table:table-cell>
          <table:table-cell table:style-name="ce1" office:value-type="string" calcext:value-type="string">
            <text:p>(54.4, 75.86, 78.57, 78.57, 77.19, 30.67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7.56)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string" calcext:value-type="string">
            <text:p>(33.19, 72.41, 60.71, 65.62, 66.67)</text:p>
          </table:table-cell>
          <table:table-cell office:value-type="string" calcext:value-type="string">
            <text:p>(16.07, 48.28, 67.86, 60.87, 57.89, 40.79)</text:p>
          </table:table-cell>
          <table:table-cell office:value-type="string" calcext:value-type="string">
            <text:p>(19.32, 58.62, 60.71, 60.71, 59.65, 31.76)</text:p>
          </table:table-cell>
          <table:table-cell office:value-type="string" calcext:value-type="string">
            <text:p>(12.42, 51.72, 60.71, 57.69, 56.14, 38.16)</text:p>
          </table:table-cell>
          <table:table-cell office:value-type="string" calcext:value-type="string">
            <text:p>(26.16, 68.97, 57.14, 62.5, 63.16, 35.29)</text:p>
          </table:table-cell>
          <table:table-cell office:value-type="string" calcext:value-type="string">
            <text:p>(23.07, 51.72, 71.43, 65.22, 61.4, 36.05)</text:p>
          </table:table-cell>
          <table:table-cell office:value-type="string" calcext:value-type="string">
            <text:p>(-2.23, 62.07, 35.71, 50.0, 49.12, 40.96)</text:p>
          </table:table-cell>
          <table:table-cell office:value-type="string" calcext:value-type="string">
            <text:p>(33.11, 75.86, 57.14, 64.71, 66.67, 25.78)</text:p>
          </table:table-cell>
          <table:table-cell office:value-type="string" calcext:value-type="string">
            <text:p>(33.02, 79.31, 53.57, 63.89, 66.67, 29.33)</text:p>
          </table:table-cell>
          <table:table-cell office:value-type="string" calcext:value-type="string">
            <text:p>(29.54, 75.86, 53.57, 62.86, 64.91, 29.33)</text:p>
          </table:table-cell>
          <table:table-cell office:value-type="string" calcext:value-type="string">
            <text:p>(33.19, 72.41, 60.71, 65.62, 66.67, 26.22)</text:p>
          </table:table-cell>
          <table:table-cell office:value-type="string" calcext:value-type="string">
            <text:p>(36.67, 75.86, 60.71, 66.67, 68.42, 24.89)</text:p>
          </table:table-cell>
          <table:table-cell office:value-type="string" calcext:value-type="string">
            <text:p>(36.67, 75.86, 60.71, 66.67, 68.42, 31.11)</text:p>
          </table:table-cell>
          <table:table-cell office:value-type="string" calcext:value-type="string">
            <text:p>(43.7, 79.31, 64.29, 69.7, 71.93, 26.22)</text:p>
          </table:table-cell>
          <table:table-cell office:value-type="string" calcext:value-type="string">
            <text:p>(33.02, 79.31, 53.57, 63.89, 66.67, 28.44)</text:p>
          </table:table-cell>
          <table:table-cell office:value-type="string" calcext:value-type="string">
            <text:p>(26.07, 72.41, 53.57, 61.76, 63.16, 28.89)</text:p>
          </table:table-cell>
          <table:table-cell office:value-type="string" calcext:value-type="string">
            <text:p>(40.22, 75.86, 64.29, 68.75, 70.18, 29.78)</text:p>
          </table:table-cell>
          <table:table-cell office:value-type="string" calcext:value-type="string">
            <text:p>(36.59, 79.31, 57.14, 65.71, 68.42, 25.78)</text:p>
          </table:table-cell>
          <table:table-cell office:value-type="string" calcext:value-type="string">
            <text:p>(22.5, 72.41, 50.0, 60.0, 61.4, 24.44)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office:value-type="string" calcext:value-type="string">
            <text:p>(26.34, 62.07, 64.29, 64.29, 63.16)</text:p>
          </table:table-cell>
          <table:table-cell office:value-type="string" calcext:value-type="string">
            <text:p>(36.82, 68.97, 67.86, 68.97, 68.42, 31.25)</text:p>
          </table:table-cell>
          <table:table-cell office:value-type="string" calcext:value-type="string">
            <text:p>(22.97, 55.17, 67.86, 64.0, 61.4, 31.03)</text:p>
          </table:table-cell>
          <table:table-cell office:value-type="string" calcext:value-type="string">
            <text:p>(15.76, 58.62, 57.14, 58.62, 57.89, 37.5)</text:p>
          </table:table-cell>
          <table:table-cell office:value-type="string" calcext:value-type="string">
            <text:p>(36.67, 75.86, 60.71, 66.67, 68.42, 46.91)</text:p>
          </table:table-cell>
          <table:table-cell office:value-type="string" calcext:value-type="string">
            <text:p>(15.35, 72.41, 42.86, 56.76, 57.89, 31.76)</text:p>
          </table:table-cell>
          <table:table-cell office:value-type="string" calcext:value-type="string">
            <text:p>(29.98, 58.62, 71.43, 68.0, 64.91, 41.11)</text:p>
          </table:table-cell>
          <table:table-cell office:value-type="string" calcext:value-type="string">
            <text:p>(40.22, 75.86, 64.29, 68.75, 70.18, 21.33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22, 75.86, 64.29, 68.75, 70.18, 26.22)</text:p>
          </table:table-cell>
          <table:table-cell office:value-type="string" calcext:value-type="string">
            <text:p>(43.77, 75.86, 67.86, 70.97, 71.93, 27.11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3, 72.41, 67.86, 70.0, 70.18, 24.89)</text:p>
          </table:table-cell>
          <table:table-cell office:value-type="string" calcext:value-type="string">
            <text:p>(40.22, 75.86, 64.29, 68.75, 70.18, 24.0)</text:p>
          </table:table-cell>
          <table:table-cell office:value-type="string" calcext:value-type="string">
            <text:p>(43.77, 75.86, 67.86, 70.97, 71.93, 24.89)</text:p>
          </table:table-cell>
          <table:table-cell office:value-type="string" calcext:value-type="string">
            <text:p>(40.22, 75.86, 64.29, 68.75, 70.18, 21.78)</text:p>
          </table:table-cell>
          <table:table-cell office:value-type="string" calcext:value-type="string">
            <text:p>(43.77, 75.86, 67.86, 70.97, 71.93, 22.22)</text:p>
          </table:table-cell>
          <table:table-cell office:value-type="string" calcext:value-type="string">
            <text:p>(40.22, 75.86, 64.29, 68.75, 70.18, 23.56)</text:p>
          </table:table-cell>
          <table:table-cell office:value-type="string" calcext:value-type="string">
            <text:p>(47.25, 79.31, 67.86, 71.88, 73.68, 24.44)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table:style-name="ce1" office:value-type="string" calcext:value-type="string">
            <text:p>(50.86, 75.86, 75.0, 75.86, 75.44)</text:p>
          </table:table-cell>
          <table:table-cell office:value-type="string" calcext:value-type="string">
            <text:p>(5.29, 51.72, 53.57, 53.57, 52.63, 41.03)</text:p>
          </table:table-cell>
          <table:table-cell office:value-type="string" calcext:value-type="string">
            <text:p>(29.89, 62.07, 67.86, 66.67, 64.91, 26.83)</text:p>
          </table:table-cell>
          <table:table-cell office:value-type="string" calcext:value-type="string">
            <text:p>(19.12, 65.52, 53.57, 59.38, 59.65, 31.76)</text:p>
          </table:table-cell>
          <table:table-cell office:value-type="string" calcext:value-type="string">
            <text:p>(15.97, 51.72, 64.29, 60.0, 57.89, 42.17)</text:p>
          </table:table-cell>
          <table:table-cell office:value-type="string" calcext:value-type="string">
            <text:p>(40.52, 62.07, 78.57, 75.0, 70.18, 32.53)</text:p>
          </table:table-cell>
          <table:table-cell office:value-type="string" calcext:value-type="string">
            <text:p>(19.32, 58.62, 60.71, 60.71, 59.65, 33.33)</text:p>
          </table:table-cell>
          <table:table-cell office:value-type="string" calcext:value-type="string">
            <text:p>(36.98, 62.07, 75.0, 72.0, 68.42, 23.56)</text:p>
          </table:table-cell>
          <table:table-cell office:value-type="string" calcext:value-type="string">
            <text:p>(40.52, 62.07, 78.57, 75.0, 70.18, 24.89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33.52, 58.62, 75.0, 70.83, 66.67, 26.22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47.51, 65.52, 82.14, 79.17, 73.68, 26.67)</text:p>
          </table:table-cell>
          <table:table-cell office:value-type="string" calcext:value-type="string">
            <text:p>(40.44, 65.52, 75.0, 73.08, 70.18, 25.33)</text:p>
          </table:table-cell>
          <table:table-cell office:value-type="string" calcext:value-type="string">
            <text:p>(36.98, 62.07, 75.0, 72.0, 68.42, 28.44)</text:p>
          </table:table-cell>
          <table:table-cell office:value-type="string" calcext:value-type="string">
            <text:p>(40.52, 62.07, 78.57, 75.0, 70.18, 27.56)</text:p>
          </table:table-cell>
          <table:table-cell office:value-type="string" calcext:value-type="string">
            <text:p>(44.05, 62.07, 82.14, 78.26, 71.93, 27.56)</text:p>
          </table:table-cell>
          <table:table-cell office:value-type="string" calcext:value-type="string">
            <text:p>(44.05, 62.07, 82.14, 78.26, 71.93, 28.0)</text:p>
          </table:table-cell>
          <table:table-cell table:style-name="ce1" office:value-type="string" calcext:value-type="string">
            <text:p>(40.52, 62.07, 78.57, 75.0, 70.18, 24.89)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string" calcext:value-type="string">
            <text:p>(19.42, 55.17, 64.29, 61.54, 59.65)</text:p>
          </table:table-cell>
          <table:table-cell office:value-type="string" calcext:value-type="string">
            <text:p>(22.78, 62.07, 60.71, 62.07, 61.4, 37.93)</text:p>
          </table:table-cell>
          <table:table-cell office:value-type="string" calcext:value-type="string">
            <text:p>(37.13, 55.17, 82.14, 76.19, 68.42, 53.25)</text:p>
          </table:table-cell>
          <table:table-cell office:value-type="string" calcext:value-type="string">
            <text:p>(26.34, 62.07, 64.29, 64.29, 63.16, 38.55)</text:p>
          </table:table-cell>
          <table:table-cell office:value-type="string" calcext:value-type="string">
            <text:p>(26.52, 55.17, 71.43, 66.67, 63.16, 41.25)</text:p>
          </table:table-cell>
          <table:table-cell office:value-type="string" calcext:value-type="string">
            <text:p>(26.07, 72.41, 53.57, 61.76, 63.16, 38.37)</text:p>
          </table:table-cell>
          <table:table-cell office:value-type="string" calcext:value-type="string">
            <text:p>(43.98, 65.52, 78.57, 76.0, 71.93, 39.76)</text:p>
          </table:table-cell>
          <table:table-cell table:style-name="ce1" office:value-type="string" calcext:value-type="string">
            <text:p>(50.8, 79.31, 71.43, 74.19, 75.44, 31.56)</text:p>
          </table:table-cell>
          <table:table-cell office:value-type="string" calcext:value-type="string">
            <text:p>(40.52, 62.07, 78.57, 75.0, 70.18, 29.33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3.91, 68.97, 75.0, 74.07, 71.93, 28.44)</text:p>
          </table:table-cell>
          <table:table-cell office:value-type="string" calcext:value-type="string">
            <text:p>(29.98, 58.62, 71.43, 68.0, 64.91, 30.22)</text:p>
          </table:table-cell>
          <table:table-cell office:value-type="string" calcext:value-type="string">
            <text:p>(40.37, 68.97, 71.43, 71.43, 70.18, 30.67)</text:p>
          </table:table-cell>
          <table:table-cell table:style-name="ce1" office:value-type="string" calcext:value-type="string">
            <text:p>(50.92, 72.41, 78.57, 77.78, 75.44, 29.33)</text:p>
          </table:table-cell>
          <table:table-cell office:value-type="string" calcext:value-type="string">
            <text:p>(36.98, 62.07, 75.0, 72.0, 68.42, 29.78)</text:p>
          </table:table-cell>
          <table:table-cell office:value-type="string" calcext:value-type="string">
            <text:p>(47.32, 75.86, 71.43, 73.33, 73.68, 27.11)</text:p>
          </table:table-cell>
          <table:table-cell office:value-type="string" calcext:value-type="string">
            <text:p>(43.84, 72.41, 71.43, 72.41, 71.93, 25.78)</text:p>
          </table:table-cell>
          <table:table-cell table:style-name="ce1" office:value-type="string" calcext:value-type="string">
            <text:p>(54.46, 72.41, 82.14, 80.77, 77.19, 30.67)</text:p>
          </table:table-cell>
        </table:table-row>
        <table:table-row table:style-name="ro1">
          <table:table-cell office:value-type="string" calcext:value-type="string">
            <text:p>1,1,2,60,(30, 25, 15)</text:p>
          </table:table-cell>
          <table:table-cell office:value-type="string" calcext:value-type="string">
            <text:p>(15.66, 62.07, 53.57, 58.06, 57.89)</text:p>
          </table:table-cell>
          <table:table-cell office:value-type="string" calcext:value-type="string">
            <text:p>(26.07, 72.41, 53.57, 61.76, 63.16, 34.12)</text:p>
          </table:table-cell>
          <table:table-cell office:value-type="string" calcext:value-type="string">
            <text:p>(29.63, 72.41, 57.14, 63.64, 64.91, 32.56)</text:p>
          </table:table-cell>
          <table:table-cell office:value-type="string" calcext:value-type="string">
            <text:p>(33.52, 58.62, 75.0, 70.83, 66.67, 44.0)</text:p>
          </table:table-cell>
          <table:table-cell office:value-type="string" calcext:value-type="string">
            <text:p>(11.98, 65.52, 46.43, 55.88, 56.14, 31.65)</text:p>
          </table:table-cell>
          <table:table-cell office:value-type="string" calcext:value-type="string">
            <text:p>(22.4, 75.86, 46.43, 59.46, 61.4, 37.5)</text:p>
          </table:table-cell>
          <table:table-cell office:value-type="string" calcext:value-type="string">
            <text:p>(40.3, 72.41, 67.86, 70.0, 70.18, 38.96)</text:p>
          </table:table-cell>
          <table:table-cell table:style-name="ce6" office:value-type="string" calcext:value-type="string">
            <text:p>(47.12, 86.21, 60.71, 69.44, 73.68, 28.44)</text:p>
          </table:table-cell>
          <table:table-cell table:style-name="ce6" office:value-type="string" calcext:value-type="string">
            <text:p>(40.0, 86.21, 53.57, 65.79, 70.18, 31.11)</text:p>
          </table:table-cell>
          <table:table-cell table:style-name="ce6" office:value-type="string" calcext:value-type="string">
            <text:p>(40.07, 82.76, 57.14, 66.67, 70.18, 31.56)</text:p>
          </table:table-cell>
          <table:table-cell table:style-name="ce6" office:value-type="string" calcext:value-type="string">
            <text:p>(36.59, 79.31, 57.14, 65.71, 68.42, 26.67)</text:p>
          </table:table-cell>
          <table:table-cell table:style-name="ce6" office:value-type="string" calcext:value-type="string">
            <text:p>(47.12, 86.21, 60.71, 69.44, 73.68, 31.11)</text:p>
          </table:table-cell>
          <table:table-cell table:style-name="ce6" office:value-type="string" calcext:value-type="string">
            <text:p>(40.0, 86.21, 53.57, 65.79, 70.18, 30.22)</text:p>
          </table:table-cell>
          <table:table-cell office:value-type="string" calcext:value-type="string">
            <text:p>(36.51, 82.76, 53.57, 64.86, 68.42, 27.11)</text:p>
          </table:table-cell>
          <table:table-cell table:style-name="ce6" office:value-type="string" calcext:value-type="string">
            <text:p>(50.68, 86.21, 64.29, 71.43, 75.44, 28.0)</text:p>
          </table:table-cell>
          <table:table-cell table:style-name="ce6" office:value-type="string" calcext:value-type="string">
            <text:p>(50.62, 89.66, 60.71, 70.27, 75.44, 28.89)</text:p>
          </table:table-cell>
          <table:table-cell table:style-name="ce9" office:value-type="string" calcext:value-type="string">
            <text:p>(36.59, 79.31, 57.14, 65.71, 68.42, 29.78)</text:p>
          </table:table-cell>
          <table:table-cell office:value-type="string" calcext:value-type="string">
            <text:p>(43.49, 89.66, 53.57, 66.67, 71.93, 28.89)</text:p>
          </table:table-cell>
          <table:table-cell table:style-name="ce6" office:value-type="string" calcext:value-type="string">
            <text:p>(47.12, 86.21, 60.71, 69.44, 73.68, 29.33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,1,1,20,(30, 75, 50)</text:p>
          </table:table-cell>
          <table:table-cell office:value-type="string" calcext:value-type="string">
            <text:p>(12.52, 48.28, 64.29, 58.33, 56.14)</text:p>
          </table:table-cell>
          <table:table-cell office:value-type="string" calcext:value-type="string">
            <text:p>(8.97, 48.28, 60.71, 56.0, 54.39, 33.33)</text:p>
          </table:table-cell>
          <table:table-cell office:value-type="string" calcext:value-type="string">
            <text:p>(8.74, 55.17, 53.57, 55.17, 54.39, 27.27)</text:p>
          </table:table-cell>
          <table:table-cell office:value-type="string" calcext:value-type="string">
            <text:p>(30.23, 48.28, 82.14, 73.68, 64.91, 37.5)</text:p>
          </table:table-cell>
          <table:table-cell office:value-type="string" calcext:value-type="string">
            <text:p>(26.25, 65.52, 60.71, 63.33, 63.16, 35.29)</text:p>
          </table:table-cell>
          <table:table-cell office:value-type="string" calcext:value-type="string">
            <text:p>(-8.74, 44.83, 46.43, 46.43, 45.61, 41.03)</text:p>
          </table:table-cell>
          <table:table-cell office:value-type="string" calcext:value-type="string">
            <text:p>(23.16, 48.28, 75.0, 66.67, 61.4, 32.14)</text:p>
          </table:table-cell>
          <table:table-cell office:value-type="string" calcext:value-type="string">
            <text:p>(26.52, 55.17, 71.43, 66.67, 63.16, 28.44)</text:p>
          </table:table-cell>
          <table:table-cell office:value-type="string" calcext:value-type="string">
            <text:p>(12.52, 48.28, 64.29, 58.33, 56.14, 32.89)</text:p>
          </table:table-cell>
          <table:table-cell office:value-type="string" calcext:value-type="string">
            <text:p>(12.74, 41.38, 71.43, 60.0, 56.14, 30.22)</text:p>
          </table:table-cell>
          <table:table-cell table:style-name="ce6" office:value-type="string" calcext:value-type="string">
            <text:p>(40.37, 68.97, 71.43, 71.43, 70.18, 28.44)</text:p>
          </table:table-cell>
          <table:table-cell office:value-type="string" calcext:value-type="string">
            <text:p>(30.06, 55.17, 75.0, 69.57, 64.91, 30.22)</text:p>
          </table:table-cell>
          <table:table-cell office:value-type="string" calcext:value-type="string">
            <text:p>(23.07, 51.72, 71.43, 65.22, 61.4, 27.56)</text:p>
          </table:table-cell>
          <table:table-cell office:value-type="string" calcext:value-type="string">
            <text:p>(15.97, 51.72, 64.29, 60.0, 57.89, 30.67)</text:p>
          </table:table-cell>
          <table:table-cell office:value-type="string" calcext:value-type="string">
            <text:p>(19.62, 48.28, 71.43, 63.64, 59.65, 32.0)</text:p>
          </table:table-cell>
          <table:table-cell office:value-type="string" calcext:value-type="string">
            <text:p>(23.07, 51.72, 71.43, 65.22, 61.4, 30.22)</text:p>
          </table:table-cell>
          <table:table-cell office:value-type="string" calcext:value-type="string">
            <text:p>(19.52, 51.72, 67.86, 62.5, 59.65, 29.33)</text:p>
          </table:table-cell>
          <table:table-cell office:value-type="string" calcext:value-type="string">
            <text:p>(33.52, 58.62, 75.0, 70.83, 66.67, 28.44)</text:p>
          </table:table-cell>
          <table:table-cell office:value-type="string" calcext:value-type="string">
            <text:p>(16.07, 48.28, 67.86, 60.87, 57.89, 31.56)</text:p>
          </table:table-cell>
        </table:table-row>
        <table:table-row table:style-name="ro1">
          <table:table-cell office:value-type="string" calcext:value-type="string">
            <text:p>2,1,1,20,(30, 45, 30)</text:p>
          </table:table-cell>
          <table:table-cell office:value-type="string" calcext:value-type="string">
            <text:p>(29.89, 62.07, 67.86, 66.67, 64.91)</text:p>
          </table:table-cell>
          <table:table-cell office:value-type="string" calcext:value-type="string">
            <text:p>(8.63, 58.62, 50.0, 54.84, 54.39, 33.33)</text:p>
          </table:table-cell>
          <table:table-cell office:value-type="string" calcext:value-type="string">
            <text:p>(11.98, 65.52, 46.43, 55.88, 56.14, 43.68)</text:p>
          </table:table-cell>
          <table:table-cell office:value-type="string" calcext:value-type="string">
            <text:p>(29.72, 68.97, 60.71, 64.52, 64.91, 47.19)</text:p>
          </table:table-cell>
          <table:table-cell table:style-name="ce6" office:value-type="string" calcext:value-type="string">
            <text:p>(50.8, 79.31, 71.43, 74.19, 75.44, 38.1)</text:p>
          </table:table-cell>
          <table:table-cell table:style-name="ce6" office:value-type="string" calcext:value-type="string">
            <text:p>(47.25, 79.31, 67.86, 71.88, 73.68, 48.78)</text:p>
          </table:table-cell>
          <table:table-cell office:value-type="string" calcext:value-type="string">
            <text:p>(36.43, 86.21, 50.0, 64.1, 68.42, 45.68)</text:p>
          </table:table-cell>
          <table:table-cell table:style-name="ce6" office:value-type="string" calcext:value-type="string">
            <text:p>(54.4, 75.86, 78.57, 78.57, 77.19, 29.78)</text:p>
          </table:table-cell>
          <table:table-cell table:style-name="ce6" office:value-type="string" calcext:value-type="string">
            <text:p>(57.88, 79.31, 78.57, 79.31, 78.95, 33.78)</text:p>
          </table:table-cell>
          <table:table-cell table:style-name="ce6" office:value-type="string" calcext:value-type="string">
            <text:p>(61.37, 82.76, 78.57, 80.0, 80.7, 31.11)</text:p>
          </table:table-cell>
          <table:table-cell table:style-name="ce6" office:value-type="string" calcext:value-type="string">
            <text:p>(57.99, 72.41, 85.71, 84.0, 78.95, 29.33)</text:p>
          </table:table-cell>
          <table:table-cell table:style-name="ce8" office:value-type="string" calcext:value-type="string">
            <text:p>(68.47, 79.31, 89.29, 88.46, 84.21, 32.44)</text:p>
          </table:table-cell>
          <table:table-cell table:style-name="ce6" office:value-type="string" calcext:value-type="string">
            <text:p>(54.34, 79.31, 75.0, 76.67, 77.19, 31.56)</text:p>
          </table:table-cell>
          <table:table-cell table:style-name="ce6" office:value-type="string" calcext:value-type="string">
            <text:p>(61.42, 79.31, 82.14, 82.14, 80.7, 27.56)</text:p>
          </table:table-cell>
          <table:table-cell table:style-name="ce6" office:value-type="string" calcext:value-type="string">
            <text:p>(54.4, 75.86, 78.57, 78.57, 77.19, 29.78)</text:p>
          </table:table-cell>
          <table:table-cell table:style-name="ce6" office:value-type="string" calcext:value-type="string">
            <text:p>(50.92, 72.41, 78.57, 77.78, 75.44, 32.0)</text:p>
          </table:table-cell>
          <table:table-cell table:style-name="ce8" office:value-type="string" calcext:value-type="string">
            <text:p>(68.43, 82.76, 85.71, 85.71, 84.21, 34.22)</text:p>
          </table:table-cell>
          <table:table-cell table:style-name="ce6" office:value-type="string" calcext:value-type="string">
            <text:p>(61.42, 79.31, 82.14, 82.14, 80.7, 34.22)</text:p>
          </table:table-cell>
          <table:table-cell table:style-name="ce6" office:value-type="string" calcext:value-type="string">
            <text:p>(57.93, 75.86, 82.14, 81.48, 78.95, 30.22)</text:p>
          </table:table-cell>
        </table:table-row>
        <table:table-row table:style-name="ro1">
          <table:table-cell office:value-type="string" calcext:value-type="string">
            <text:p>2,1,1,20,(30, 25, 15)</text:p>
          </table:table-cell>
          <table:table-cell office:value-type="string" calcext:value-type="string">
            <text:p>(33.44, 62.07, 71.43, 69.23, 66.67)</text:p>
          </table:table-cell>
          <table:table-cell office:value-type="string" calcext:value-type="string">
            <text:p>(26.61, 51.72, 75.0, 68.18, 63.16, 41.25)</text:p>
          </table:table-cell>
          <table:table-cell office:value-type="string" calcext:value-type="string">
            <text:p>(15.97, 51.72, 64.29, 60.0, 57.89, 42.05)</text:p>
          </table:table-cell>
          <table:table-cell office:value-type="string" calcext:value-type="string">
            <text:p>(26.25, 65.52, 60.71, 63.33, 63.16, 40.51)</text:p>
          </table:table-cell>
          <table:table-cell office:value-type="string" calcext:value-type="string">
            <text:p>(22.69, 65.52, 57.14, 61.29, 61.4, 38.1)</text:p>
          </table:table-cell>
          <table:table-cell office:value-type="string" calcext:value-type="string">
            <text:p>(15.66, 62.07, 53.57, 58.06, 57.89, 39.76)</text:p>
          </table:table-cell>
          <table:table-cell office:value-type="string" calcext:value-type="string">
            <text:p>(19.12, 65.52, 53.57, 59.38, 59.65, 33.33)</text:p>
          </table:table-cell>
          <table:table-cell table:style-name="ce8" office:value-type="string" calcext:value-type="string">
            <text:p>(64.9, 82.76, 82.14, 82.76, 82.46, 33.33)</text:p>
          </table:table-cell>
          <table:table-cell table:style-name="ce6" office:value-type="string" calcext:value-type="string">
            <text:p>(54.4, 75.86, 78.57, 78.57, 77.19, 30.22)</text:p>
          </table:table-cell>
          <table:table-cell table:style-name="ce6" office:value-type="string" calcext:value-type="string">
            <text:p>(43.91, 68.97, 75.0, 74.07, 71.93, 34.22)</text:p>
          </table:table-cell>
          <table:table-cell table:style-name="ce6" office:value-type="string" calcext:value-type="string">
            <text:p>(54.46, 72.41, 82.14, 80.77, 77.19, 31.11)</text:p>
          </table:table-cell>
          <table:table-cell table:style-name="ce6" office:value-type="string" calcext:value-type="string">
            <text:p>(47.38, 72.41, 75.0, 75.0, 73.68, 30.67)</text:p>
          </table:table-cell>
          <table:table-cell table:style-name="ce6" office:value-type="string" calcext:value-type="string">
            <text:p>(50.74, 82.76, 67.86, 72.73, 75.44, 36.0)</text:p>
          </table:table-cell>
          <table:table-cell table:style-name="ce6" office:value-type="string" calcext:value-type="string">
            <text:p>(54.34, 79.31, 75.0, 76.67, 77.19, 32.44)</text:p>
          </table:table-cell>
          <table:table-cell table:style-name="ce6" office:value-type="string" calcext:value-type="string">
            <text:p>(43.98, 65.52, 78.57, 76.0, 71.93, 32.0)</text:p>
          </table:table-cell>
          <table:table-cell table:style-name="ce6" office:value-type="string" calcext:value-type="string">
            <text:p>(57.83, 82.76, 75.0, 77.42, 78.95, 31.11)</text:p>
          </table:table-cell>
          <table:table-cell table:style-name="ce6" office:value-type="string" calcext:value-type="string">
            <text:p>(61.37, 82.76, 78.57, 80.0, 80.7, 32.89)</text:p>
          </table:table-cell>
          <table:table-cell table:style-name="ce6" office:value-type="string" calcext:value-type="string">
            <text:p>(57.93, 75.86, 82.14, 81.48, 78.95, 30.22)</text:p>
          </table:table-cell>
          <table:table-cell table:style-name="ce6" office:value-type="string" calcext:value-type="string">
            <text:p>(57.83, 82.76, 75.0, 77.42, 78.95, 32.0)</text:p>
          </table:table-cell>
        </table:table-row>
        <table:table-row table:style-name="ro1">
          <table:table-cell office:value-type="string" calcext:value-type="string">
            <text:p>2,1,1,40,(30, 75, 50)</text:p>
          </table:table-cell>
          <table:table-cell office:value-type="string" calcext:value-type="string">
            <text:p>(12.31, 55.17, 57.14, 57.14, 56.14)</text:p>
          </table:table-cell>
          <table:table-cell office:value-type="string" calcext:value-type="string">
            <text:p>(23.07, 51.72, 71.43, 65.22, 61.4, 34.18)</text:p>
          </table:table-cell>
          <table:table-cell office:value-type="string" calcext:value-type="string">
            <text:p>(12.09, 62.07, 50.0, 56.25, 56.14, 38.46)</text:p>
          </table:table-cell>
          <table:table-cell office:value-type="string" calcext:value-type="string">
            <text:p>(8.52, 62.07, 46.43, 54.55, 54.39, 39.74)</text:p>
          </table:table-cell>
          <table:table-cell office:value-type="string" calcext:value-type="string">
            <text:p>(12.42, 51.72, 60.71, 57.69, 56.14, 42.86)</text:p>
          </table:table-cell>
          <table:table-cell office:value-type="string" calcext:value-type="string">
            <text:p>(5.41, 48.28, 57.14, 53.85, 52.63, 35.62)</text:p>
          </table:table-cell>
          <table:table-cell office:value-type="string" calcext:value-type="string">
            <text:p>(22.78, 62.07, 60.71, 62.07, 61.4, 41.03)</text:p>
          </table:table-cell>
          <table:table-cell table:style-name="ce6" office:value-type="string" calcext:value-type="string">
            <text:p>(40.44, 65.52, 75.0, 73.08, 70.18, 29.78)</text:p>
          </table:table-cell>
          <table:table-cell office:value-type="string" calcext:value-type="string">
            <text:p>(29.89, 62.07, 67.86, 66.67, 64.91, 30.8)</text:p>
          </table:table-cell>
          <table:table-cell office:value-type="string" calcext:value-type="string">
            <text:p>(36.9, 65.52, 71.43, 70.37, 68.42, 30.22)</text:p>
          </table:table-cell>
          <table:table-cell office:value-type="string" calcext:value-type="string">
            <text:p>(40.3, 72.41, 67.86, 70.0, 70.18, 32.44)</text:p>
          </table:table-cell>
          <table:table-cell table:style-name="ce6" office:value-type="string" calcext:value-type="string">
            <text:p>(47.32, 75.86, 71.43, 73.33, 73.68, 32.0)</text:p>
          </table:table-cell>
          <table:table-cell table:style-name="ce6" office:value-type="string" calcext:value-type="string">
            <text:p>(47.38, 72.41, 75.0, 75.0, 73.68, 30.22)</text:p>
          </table:table-cell>
          <table:table-cell office:value-type="string" calcext:value-type="string">
            <text:p>(36.98, 62.07, 75.0, 72.0, 68.42, 31.56)</text:p>
          </table:table-cell>
          <table:table-cell office:value-type="string" calcext:value-type="string">
            <text:p>(29.89, 62.07, 67.86, 66.67, 64.91, 31.56)</text:p>
          </table:table-cell>
          <table:table-cell office:value-type="string" calcext:value-type="string">
            <text:p>(40.44, 65.52, 75.0, 73.08, 70.18, 31.56)</text:p>
          </table:table-cell>
          <table:table-cell table:style-name="ce6" office:value-type="string" calcext:value-type="string">
            <text:p>(47.38, 72.41, 75.0, 75.0, 73.68, 28.89)</text:p>
          </table:table-cell>
          <table:table-cell office:value-type="string" calcext:value-type="string">
            <text:p>(40.44, 65.52, 75.0, 73.08, 70.18, 31.11)</text:p>
          </table:table-cell>
          <table:table-cell office:value-type="string" calcext:value-type="string">
            <text:p>(43.91, 68.97, 75.0, 74.07, 71.93, 30.67)</text:p>
          </table:table-cell>
        </table:table-row>
        <table:table-row table:style-name="ro1">
          <table:table-cell office:value-type="string" calcext:value-type="string">
            <text:p>2,1,1,40,(30, 45, 30)</text:p>
          </table:table-cell>
          <table:table-cell office:value-type="string" calcext:value-type="string">
            <text:p>(36.67, 75.86, 60.71, 66.67, 68.42)</text:p>
          </table:table-cell>
          <table:table-cell office:value-type="string" calcext:value-type="string">
            <text:p>(29.54, 75.86, 53.57, 62.86, 64.91, 31.03)</text:p>
          </table:table-cell>
          <table:table-cell office:value-type="string" calcext:value-type="string">
            <text:p>(29.63, 72.41, 57.14, 63.64, 64.91, 36.25)</text:p>
          </table:table-cell>
          <table:table-cell office:value-type="string" calcext:value-type="string">
            <text:p>(22.59, 68.97, 53.57, 60.61, 61.4, 48.19)</text:p>
          </table:table-cell>
          <table:table-cell office:value-type="string" calcext:value-type="string">
            <text:p>(4.94, 62.07, 42.86, 52.94, 52.63, 36.14)</text:p>
          </table:table-cell>
          <table:table-cell office:value-type="string" calcext:value-type="string">
            <text:p>(12.31, 55.17, 57.14, 57.14, 56.14, 40.66)</text:p>
          </table:table-cell>
          <table:table-cell office:value-type="string" calcext:value-type="string">
            <text:p>(19.12, 65.52, 53.57, 59.38, 59.65, 32.18)</text:p>
          </table:table-cell>
          <table:table-cell office:value-type="string" calcext:value-type="string">
            <text:p>(29.8, 65.52, 64.29, 65.52, 64.91, 27.56)</text:p>
          </table:table-cell>
          <table:table-cell office:value-type="string" calcext:value-type="string">
            <text:p>(26.25, 65.52, 60.71, 63.33, 63.16, 28.44)</text:p>
          </table:table-cell>
          <table:table-cell office:value-type="string" calcext:value-type="string">
            <text:p>(26.16, 68.97, 57.14, 62.5, 63.16, 30.22)</text:p>
          </table:table-cell>
          <table:table-cell office:value-type="string" calcext:value-type="string">
            <text:p>(33.35, 65.52, 67.86, 67.86, 66.67, 28.89)</text:p>
          </table:table-cell>
          <table:table-cell office:value-type="string" calcext:value-type="string">
            <text:p>(29.89, 62.07, 67.86, 66.67, 64.91, 28.89)</text:p>
          </table:table-cell>
          <table:table-cell office:value-type="string" calcext:value-type="string">
            <text:p>(16.07, 48.28, 67.86, 60.87, 57.89, 28.0)</text:p>
          </table:table-cell>
          <table:table-cell office:value-type="string" calcext:value-type="string">
            <text:p>(29.72, 68.97, 60.71, 64.52, 64.91, 25.78)</text:p>
          </table:table-cell>
          <table:table-cell office:value-type="string" calcext:value-type="string">
            <text:p>(29.72, 68.97, 60.71, 64.52, 64.91, 28.0)</text:p>
          </table:table-cell>
          <table:table-cell office:value-type="string" calcext:value-type="string">
            <text:p>(29.72, 68.97, 60.71, 64.52, 64.91, 27.56)</text:p>
          </table:table-cell>
          <table:table-cell office:value-type="string" calcext:value-type="string">
            <text:p>(26.43, 58.62, 67.86, 65.38, 63.16, 24.89)</text:p>
          </table:table-cell>
          <table:table-cell office:value-type="string" calcext:value-type="string">
            <text:p>(22.88, 58.62, 64.29, 62.96, 61.4, 27.11)</text:p>
          </table:table-cell>
          <table:table-cell office:value-type="string" calcext:value-type="string">
            <text:p>(19.42, 55.17, 64.29, 61.54, 59.65, 27.56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23.16, 48.28, 75.0, 66.67, 61.4, 31.03)</text:p>
          </table:table-cell>
          <table:table-cell office:value-type="string" calcext:value-type="string">
            <text:p>(22.69, 65.52, 57.14, 61.29, 61.4, 36.17)</text:p>
          </table:table-cell>
          <table:table-cell office:value-type="string" calcext:value-type="string">
            <text:p>(26.25, 65.52, 60.71, 63.33, 63.16, 43.53)</text:p>
          </table:table-cell>
          <table:table-cell office:value-type="string" calcext:value-type="string">
            <text:p>(26.34, 62.07, 64.29, 64.29, 63.16, 31.25)</text:p>
          </table:table-cell>
          <table:table-cell office:value-type="string" calcext:value-type="string">
            <text:p>(40.3, 72.41, 67.86, 70.0, 70.18, 41.03)</text:p>
          </table:table-cell>
          <table:table-cell office:value-type="string" calcext:value-type="string">
            <text:p>(29.72, 68.97, 60.71, 64.52, 64.91, 49.33)</text:p>
          </table:table-cell>
          <table:table-cell office:value-type="string" calcext:value-type="string">
            <text:p>(29.98, 58.62, 71.43, 68.0, 64.91, 29.33)</text:p>
          </table:table-cell>
          <table:table-cell office:value-type="string" calcext:value-type="string">
            <text:p>(33.19, 72.41, 60.71, 65.62, 66.67, 27.11)</text:p>
          </table:table-cell>
          <table:table-cell office:value-type="string" calcext:value-type="string">
            <text:p>(36.82, 68.97, 67.86, 68.97, 68.42, 28.0)</text:p>
          </table:table-cell>
          <table:table-cell office:value-type="string" calcext:value-type="string">
            <text:p>(29.72, 68.97, 60.71, 64.52, 64.91, 30.22)</text:p>
          </table:table-cell>
          <table:table-cell office:value-type="string" calcext:value-type="string">
            <text:p>(40.44, 65.52, 75.0, 73.08, 70.18, 27.11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33.44, 62.07, 71.43, 69.23, 66.67, 26.22)</text:p>
          </table:table-cell>
          <table:table-cell office:value-type="string" calcext:value-type="string">
            <text:p>(33.35, 65.52, 67.86, 67.86, 66.67, 26.67)</text:p>
          </table:table-cell>
          <table:table-cell office:value-type="string" calcext:value-type="string">
            <text:p>(29.89, 62.07, 67.86, 66.67, 64.91, 26.67)</text:p>
          </table:table-cell>
          <table:table-cell office:value-type="string" calcext:value-type="string">
            <text:p>(26.34, 62.07, 64.29, 64.29, 63.16, 27.11)</text:p>
          </table:table-cell>
          <table:table-cell office:value-type="string" calcext:value-type="string">
            <text:p>(33.35, 65.52, 67.86, 67.86, 66.67, 26.22)</text:p>
          </table:table-cell>
          <table:table-cell office:value-type="string" calcext:value-type="string">
            <text:p>(33.27, 68.97, 64.29, 66.67, 66.67, 27.11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47.25, 79.31, 67.86, 71.88, 73.68)</text:p>
          </table:table-cell>
          <table:table-cell office:value-type="string" calcext:value-type="string">
            <text:p>(12.52, 48.28, 64.29, 58.33, 56.14, 46.43)</text:p>
          </table:table-cell>
          <table:table-cell office:value-type="string" calcext:value-type="string">
            <text:p>(16.38, 37.93, 78.57, 64.71, 57.89, 35.9)</text:p>
          </table:table-cell>
          <table:table-cell office:value-type="string" calcext:value-type="string">
            <text:p>(50.86, 75.86, 75.0, 75.86, 75.44, 40.51)</text:p>
          </table:table-cell>
          <table:table-cell office:value-type="string" calcext:value-type="string">
            <text:p>(36.67, 75.86, 60.71, 66.67, 68.42, 39.53)</text:p>
          </table:table-cell>
          <table:table-cell office:value-type="string" calcext:value-type="string">
            <text:p>(12.2, 58.62, 53.57, 56.67, 56.14, 36.59)</text:p>
          </table:table-cell>
          <table:table-cell office:value-type="string" calcext:value-type="string">
            <text:p>(5.64, 41.38, 64.29, 54.55, 52.63, 51.19)</text:p>
          </table:table-cell>
          <table:table-cell office:value-type="string" calcext:value-type="string">
            <text:p>(44.05, 62.07, 82.14, 78.26, 71.93, 33.78)</text:p>
          </table:table-cell>
          <table:table-cell office:value-type="string" calcext:value-type="string">
            <text:p>(50.8, 79.31, 71.43, 74.19, 75.44, 31.56)</text:p>
          </table:table-cell>
          <table:table-cell office:value-type="string" calcext:value-type="string">
            <text:p>(37.13, 55.17, 82.14, 76.19, 68.42, 33.78)</text:p>
          </table:table-cell>
          <table:table-cell office:value-type="string" calcext:value-type="string">
            <text:p>(43.77, 75.86, 67.86, 70.97, 71.93, 30.67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37, 68.97, 71.43, 71.43, 70.18, 32.89)</text:p>
          </table:table-cell>
          <table:table-cell office:value-type="string" calcext:value-type="string">
            <text:p>(40.44, 65.52, 75.0, 73.08, 70.18, 32.44)</text:p>
          </table:table-cell>
          <table:table-cell office:value-type="string" calcext:value-type="string">
            <text:p>(40.44, 65.52, 75.0, 73.08, 70.18, 30.22)</text:p>
          </table:table-cell>
          <table:table-cell office:value-type="string" calcext:value-type="string">
            <text:p>(43.84, 72.41, 71.43, 72.41, 71.93, 32.44)</text:p>
          </table:table-cell>
          <table:table-cell office:value-type="string" calcext:value-type="string">
            <text:p>(47.45, 68.97, 78.57, 76.92, 73.68, 28.44)</text:p>
          </table:table-cell>
          <table:table-cell office:value-type="string" calcext:value-type="string">
            <text:p>(26.43, 58.62, 67.86, 65.38, 63.16, 29.33)</text:p>
          </table:table-cell>
          <table:table-cell office:value-type="string" calcext:value-type="string">
            <text:p>(50.86, 75.86, 75.0, 75.86, 75.44, 28.89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36.98, 62.07, 75.0, 72.0, 68.42)</text:p>
          </table:table-cell>
          <table:table-cell office:value-type="string" calcext:value-type="string">
            <text:p>(12.31, 55.17, 57.14, 57.14, 56.14, 35.0)</text:p>
          </table:table-cell>
          <table:table-cell office:value-type="string" calcext:value-type="string">
            <text:p>(26.25, 65.52, 60.71, 63.33, 63.16, 31.65)</text:p>
          </table:table-cell>
          <table:table-cell office:value-type="string" calcext:value-type="string">
            <text:p>(36.9, 65.52, 71.43, 70.37, 68.42, 40.24)</text:p>
          </table:table-cell>
          <table:table-cell office:value-type="string" calcext:value-type="string">
            <text:p>(-1.6, 44.83, 53.57, 50.0, 49.12, 29.63)</text:p>
          </table:table-cell>
          <table:table-cell office:value-type="string" calcext:value-type="string">
            <text:p>(22.97, 55.17, 67.86, 64.0, 61.4, 42.67)</text:p>
          </table:table-cell>
          <table:table-cell office:value-type="string" calcext:value-type="string">
            <text:p>(26.79, 44.83, 82.14, 72.22, 63.16, 41.38)</text:p>
          </table:table-cell>
          <table:table-cell office:value-type="string" calcext:value-type="string">
            <text:p>(40.44, 65.52, 75.0, 73.08, 70.18, 30.67)</text:p>
          </table:table-cell>
          <table:table-cell office:value-type="string" calcext:value-type="string">
            <text:p>(36.82, 68.97, 67.86, 68.97, 68.42, 28.0)</text:p>
          </table:table-cell>
          <table:table-cell office:value-type="string" calcext:value-type="string">
            <text:p>(50.86, 75.86, 75.0, 75.86, 75.44, 30.22)</text:p>
          </table:table-cell>
          <table:table-cell office:value-type="string" calcext:value-type="string">
            <text:p>(43.98, 65.52, 78.57, 76.0, 71.93, 28.44)</text:p>
          </table:table-cell>
          <table:table-cell office:value-type="string" calcext:value-type="string">
            <text:p>(50.8, 79.31, 71.43, 74.19, 75.44, 29.78)</text:p>
          </table:table-cell>
          <table:table-cell office:value-type="string" calcext:value-type="string">
            <text:p>(43.98, 65.52, 78.57, 76.0, 71.93, 30.22)</text:p>
          </table:table-cell>
          <table:table-cell office:value-type="string" calcext:value-type="string">
            <text:p>(36.9, 65.52, 71.43, 70.37, 68.42, 30.67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7.45, 68.97, 78.57, 76.92, 73.68, 25.33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44, 65.52, 75.0, 73.08, 70.18, 29.78)</text:p>
          </table:table-cell>
          <table:table-cell office:value-type="string" calcext:value-type="string">
            <text:p>(43.91, 68.97, 75.0, 74.07, 71.93, 31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string" calcext:value-type="string">
            <text:p>(50.8, 79.31, 71.43, 74.19, 75.44)</text:p>
          </table:table-cell>
          <table:table-cell office:value-type="string" calcext:value-type="string">
            <text:p>(23.35, 41.38, 82.14, 70.59, 61.4, 47.5)</text:p>
          </table:table-cell>
          <table:table-cell office:value-type="string" calcext:value-type="string">
            <text:p>(22.21, 82.76, 39.29, 58.54, 61.4, 36.67)</text:p>
          </table:table-cell>
          <table:table-cell office:value-type="string" calcext:value-type="string">
            <text:p>(26.25, 65.52, 60.71, 63.33, 63.16, 34.94)</text:p>
          </table:table-cell>
          <table:table-cell office:value-type="string" calcext:value-type="string">
            <text:p>(26.25, 65.52, 60.71, 63.33, 63.16, 40.45)</text:p>
          </table:table-cell>
          <table:table-cell office:value-type="string" calcext:value-type="string">
            <text:p>(29.98, 58.62, 71.43, 68.0, 64.91, 33.75)</text:p>
          </table:table-cell>
          <table:table-cell office:value-type="string" calcext:value-type="string">
            <text:p>(19.12, 65.52, 53.57, 59.38, 59.65, 34.88)</text:p>
          </table:table-cell>
          <table:table-cell office:value-type="string" calcext:value-type="string">
            <text:p>(47.32, 75.86, 71.43, 73.33, 73.68, 28.44)</text:p>
          </table:table-cell>
          <table:table-cell office:value-type="string" calcext:value-type="string">
            <text:p>(61.42, 79.31, 82.14, 82.14, 80.7, 30.67)</text:p>
          </table:table-cell>
          <table:table-cell office:value-type="string" calcext:value-type="string">
            <text:p>(40.37, 68.97, 71.43, 71.43, 70.18, 28.0)</text:p>
          </table:table-cell>
          <table:table-cell office:value-type="string" calcext:value-type="string">
            <text:p>(50.92, 72.41, 78.57, 77.78, 75.44, 25.78)</text:p>
          </table:table-cell>
          <table:table-cell office:value-type="string" calcext:value-type="string">
            <text:p>(50.98, 68.97, 82.14, 80.0, 75.44, 30.67)</text:p>
          </table:table-cell>
          <table:table-cell office:value-type="string" calcext:value-type="string">
            <text:p>(54.34, 79.31, 75.0, 76.67, 77.19, 28.89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7.83, 82.76, 75.0, 77.42, 78.95, 28.44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0.98, 68.97, 82.14, 80.0, 75.44, 29.78)</text:p>
          </table:table-cell>
          <table:table-cell office:value-type="string" calcext:value-type="string">
            <text:p>(50.92, 72.41, 78.57, 77.78, 75.44, 32.44)</text:p>
          </table:table-cell>
          <table:table-cell table:style-name="ce3" office:value-type="string" calcext:value-type="string">
            <text:p>(61.51, 72.41, 89.29, 87.5, 80.7, 28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47.45, 68.97, 78.57, 76.92, 73.68)</text:p>
          </table:table-cell>
          <table:table-cell office:value-type="string" calcext:value-type="string">
            <text:p>(33.35, 65.52, 67.86, 67.86, 66.67, 33.73)</text:p>
          </table:table-cell>
          <table:table-cell office:value-type="string" calcext:value-type="string">
            <text:p>(15.56, 65.52, 50.0, 57.58, 57.89, 36.14)</text:p>
          </table:table-cell>
          <table:table-cell office:value-type="string" calcext:value-type="string">
            <text:p>(22.78, 62.07, 60.71, 62.07, 61.4, 38.82)</text:p>
          </table:table-cell>
          <table:table-cell office:value-type="string" calcext:value-type="string">
            <text:p>(12.63, 44.83, 67.86, 59.09, 56.14, 39.51)</text:p>
          </table:table-cell>
          <table:table-cell office:value-type="string" calcext:value-type="string">
            <text:p>(61.37, 82.76, 78.57, 80.0, 80.7, 36.14)</text:p>
          </table:table-cell>
          <table:table-cell office:value-type="string" calcext:value-type="string">
            <text:p>(16.07, 48.28, 67.86, 60.87, 57.89, 35.37)</text:p>
          </table:table-cell>
          <table:table-cell office:value-type="string" calcext:value-type="string">
            <text:p>(44.05, 62.07, 82.14, 78.26, 71.93, 32.0)</text:p>
          </table:table-cell>
          <table:table-cell office:value-type="string" calcext:value-type="string">
            <text:p>(54.46, 72.41, 82.14, 80.77, 77.19, 34.22)</text:p>
          </table:table-cell>
          <table:table-cell office:value-type="string" calcext:value-type="string">
            <text:p>(47.58, 62.07, 85.71, 81.82, 73.68, 29.33)</text:p>
          </table:table-cell>
          <table:table-cell office:value-type="string" calcext:value-type="string">
            <text:p>(54.51, 68.97, 85.71, 83.33, 77.19, 32.89)</text:p>
          </table:table-cell>
          <table:table-cell office:value-type="string" calcext:value-type="string">
            <text:p>(51.1, 62.07, 89.29, 85.71, 75.44, 29.33)</text:p>
          </table:table-cell>
          <table:table-cell office:value-type="string" calcext:value-type="string">
            <text:p>(47.45, 68.97, 78.57, 76.92, 73.68, 32.0)</text:p>
          </table:table-cell>
          <table:table-cell office:value-type="string" calcext:value-type="string">
            <text:p>(44.05, 62.07, 82.14, 78.26, 71.93, 31.56)</text:p>
          </table:table-cell>
          <table:table-cell office:value-type="string" calcext:value-type="string">
            <text:p>(54.51, 68.97, 85.71, 83.33, 77.19, 31.11)</text:p>
          </table:table-cell>
          <table:table-cell office:value-type="string" calcext:value-type="string">
            <text:p>(47.58, 62.07, 85.71, 81.82, 73.68, 31.11)</text:p>
          </table:table-cell>
          <table:table-cell office:value-type="string" calcext:value-type="string">
            <text:p>(44.12, 58.62, 85.71, 80.95, 71.93, 28.89)</text:p>
          </table:table-cell>
          <table:table-cell office:value-type="string" calcext:value-type="string">
            <text:p>(47.51, 65.52, 82.14, 79.17, 73.68, 31.56)</text:p>
          </table:table-cell>
          <table:table-cell office:value-type="string" calcext:value-type="string">
            <text:p>(54.57, 65.52, 89.29, 86.36, 77.19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2.88, 58.62, 64.29, 62.96, 61.4)</text:p>
          </table:table-cell>
          <table:table-cell office:value-type="string" calcext:value-type="string">
            <text:p>(22.69, 65.52, 57.14, 61.29, 61.4, 40.96)</text:p>
          </table:table-cell>
          <table:table-cell office:value-type="string" calcext:value-type="string">
            <text:p>(5.29, 51.72, 53.57, 53.57, 52.63, 31.71)</text:p>
          </table:table-cell>
          <table:table-cell office:value-type="string" calcext:value-type="string">
            <text:p>(-8.6, 41.38, 50.0, 46.15, 45.61, 41.86)</text:p>
          </table:table-cell>
          <table:table-cell office:value-type="string" calcext:value-type="string">
            <text:p>(33.44, 62.07, 71.43, 69.23, 66.67, 33.72)</text:p>
          </table:table-cell>
          <table:table-cell office:value-type="string" calcext:value-type="string">
            <text:p>(40.52, 62.07, 78.57, 75.0, 70.18, 35.53)</text:p>
          </table:table-cell>
          <table:table-cell office:value-type="string" calcext:value-type="string">
            <text:p>(29.8, 65.52, 64.29, 65.52, 64.91, 44.44)</text:p>
          </table:table-cell>
          <table:table-cell office:value-type="string" calcext:value-type="string">
            <text:p>(43.98, 65.52, 78.57, 76.0, 71.93, 27.56)</text:p>
          </table:table-cell>
          <table:table-cell office:value-type="string" calcext:value-type="string">
            <text:p>(47.38, 72.41, 75.0, 75.0, 73.68, 27.56)</text:p>
          </table:table-cell>
          <table:table-cell office:value-type="string" calcext:value-type="string">
            <text:p>(50.92, 72.41, 78.57, 77.78, 75.44, 27.56)</text:p>
          </table:table-cell>
          <table:table-cell office:value-type="string" calcext:value-type="string">
            <text:p>(57.93, 75.86, 82.14, 81.48, 78.95, 27.56)</text:p>
          </table:table-cell>
          <table:table-cell office:value-type="string" calcext:value-type="string">
            <text:p>(47.45, 68.97, 78.57, 76.92, 73.68, 35.11)</text:p>
          </table:table-cell>
          <table:table-cell office:value-type="string" calcext:value-type="string">
            <text:p>(43.91, 68.97, 75.0, 74.07, 71.93, 29.46)</text:p>
          </table:table-cell>
          <table:table-cell office:value-type="string" calcext:value-type="string">
            <text:p>(54.46, 72.41, 82.14, 80.77, 77.19, 30.22)</text:p>
          </table:table-cell>
          <table:table-cell office:value-type="string" calcext:value-type="string">
            <text:p>(50.98, 68.97, 82.14, 80.0, 75.44, 28.89)</text:p>
          </table:table-cell>
          <table:table-cell office:value-type="string" calcext:value-type="string">
            <text:p>(47.51, 65.52, 82.14, 79.17, 73.68, 30.67)</text:p>
          </table:table-cell>
          <table:table-cell office:value-type="string" calcext:value-type="string">
            <text:p>(40.52, 62.07, 78.57, 75.0, 70.18, 25.33)</text:p>
          </table:table-cell>
          <table:table-cell office:value-type="string" calcext:value-type="string">
            <text:p>(43.91, 68.97, 75.0, 74.07, 71.93, 28.89)</text:p>
          </table:table-cell>
          <table:table-cell office:value-type="string" calcext:value-type="string">
            <text:p>(54.46, 72.41, 82.14, 80.77, 77.19, 28.44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office:value-type="string" calcext:value-type="string">
            <text:p>(29.72, 68.97, 60.71, 64.52, 64.91)</text:p>
          </table:table-cell>
          <table:table-cell office:value-type="string" calcext:value-type="string">
            <text:p>(36.82, 68.97, 67.86, 68.97, 68.42, 35.23)</text:p>
          </table:table-cell>
          <table:table-cell office:value-type="string" calcext:value-type="string">
            <text:p>(22.69, 65.52, 57.14, 61.29, 61.4, 37.5)</text:p>
          </table:table-cell>
          <table:table-cell office:value-type="string" calcext:value-type="string">
            <text:p>(22.4, 75.86, 46.43, 59.46, 61.4, 50.0)</text:p>
          </table:table-cell>
          <table:table-cell office:value-type="string" calcext:value-type="string">
            <text:p>(40.15, 79.31, 60.71, 67.65, 70.18, 34.62)</text:p>
          </table:table-cell>
          <table:table-cell office:value-type="string" calcext:value-type="string">
            <text:p>(12.31, 55.17, 57.14, 57.14, 56.14, 45.78)</text:p>
          </table:table-cell>
          <table:table-cell office:value-type="string" calcext:value-type="string">
            <text:p>(25.79, 82.76, 42.86, 60.0, 63.16, 44.44)</text:p>
          </table:table-cell>
          <table:table-cell office:value-type="string" calcext:value-type="string">
            <text:p>(54.23, 86.21, 67.86, 73.53, 77.19, 31.11)</text:p>
          </table:table-cell>
          <table:table-cell office:value-type="string" calcext:value-type="string">
            <text:p>(57.67, 93.1, 64.29, 72.97, 78.95, 35.11)</text:p>
          </table:table-cell>
          <table:table-cell office:value-type="string" calcext:value-type="string">
            <text:p>(57.67, 93.1, 64.29, 72.97, 78.95, 33.78)</text:p>
          </table:table-cell>
          <table:table-cell office:value-type="string" calcext:value-type="string">
            <text:p>(54.23, 86.21, 67.86, 73.53, 77.19, 34.67)</text:p>
          </table:table-cell>
          <table:table-cell office:value-type="string" calcext:value-type="string">
            <text:p>(50.68, 86.21, 64.29, 71.43, 75.44, 36.0)</text:p>
          </table:table-cell>
          <table:table-cell office:value-type="string" calcext:value-type="string">
            <text:p>(54.23, 86.21, 67.86, 73.53, 77.19, 32.0)</text:p>
          </table:table-cell>
          <table:table-cell office:value-type="string" calcext:value-type="string">
            <text:p>(57.73, 89.66, 67.86, 74.29, 78.95, 30.67)</text:p>
          </table:table-cell>
          <table:table-cell office:value-type="string" calcext:value-type="string">
            <text:p>(54.17, 89.66, 64.29, 72.22, 77.19, 33.33)</text:p>
          </table:table-cell>
          <table:table-cell table:style-name="ce3" office:value-type="string" calcext:value-type="string">
            <text:p>(71.82, 96.55, 75.0, 80.0, 85.96, 29.33)</text:p>
          </table:table-cell>
          <table:table-cell office:value-type="string" calcext:value-type="string">
            <text:p>(57.73, 89.66, 67.86, 74.29, 78.95, 28.89)</text:p>
          </table:table-cell>
          <table:table-cell office:value-type="string" calcext:value-type="string">
            <text:p>(54.23, 86.21, 67.86, 73.53, 77.19, 34.22)</text:p>
          </table:table-cell>
          <table:table-cell table:style-name="ce3" office:value-type="string" calcext:value-type="string">
            <text:p>(61.27, 89.66, 71.43, 76.47, 80.7, 32.0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23.16, 48.28, 75.0, 66.67, 61.4, 31.03)</text:p>
          </table:table-cell>
          <table:table-cell office:value-type="string" calcext:value-type="string">
            <text:p>(22.69, 65.52, 57.14, 61.29, 61.4, 36.17)</text:p>
          </table:table-cell>
          <table:table-cell office:value-type="string" calcext:value-type="string">
            <text:p>(26.25, 65.52, 60.71, 63.33, 63.16, 43.53)</text:p>
          </table:table-cell>
          <table:table-cell office:value-type="string" calcext:value-type="string">
            <text:p>(26.34, 62.07, 64.29, 64.29, 63.16, 31.25)</text:p>
          </table:table-cell>
          <table:table-cell table:style-name="ce8" office:value-type="string" calcext:value-type="string">
            <text:p>(40.3, 72.41, 67.86, 70.0, 70.18, 41.03)</text:p>
          </table:table-cell>
          <table:table-cell office:value-type="string" calcext:value-type="string">
            <text:p>(29.72, 68.97, 60.71, 64.52, 64.91, 49.33)</text:p>
          </table:table-cell>
          <table:table-cell office:value-type="string" calcext:value-type="string">
            <text:p>(29.98, 58.62, 71.43, 68.0, 64.91, 29.33)</text:p>
          </table:table-cell>
          <table:table-cell office:value-type="string" calcext:value-type="string">
            <text:p>(33.19, 72.41, 60.71, 65.62, 66.67, 27.11)</text:p>
          </table:table-cell>
          <table:table-cell office:value-type="string" calcext:value-type="string">
            <text:p>(36.82, 68.97, 67.86, 68.97, 68.42, 28.0)</text:p>
          </table:table-cell>
          <table:table-cell office:value-type="string" calcext:value-type="string">
            <text:p>(29.72, 68.97, 60.71, 64.52, 64.91, 30.22)</text:p>
          </table:table-cell>
          <table:table-cell office:value-type="string" calcext:value-type="string">
            <text:p>(40.44, 65.52, 75.0, 73.08, 70.18, 27.11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33.44, 62.07, 71.43, 69.23, 66.67, 26.22)</text:p>
          </table:table-cell>
          <table:table-cell office:value-type="string" calcext:value-type="string">
            <text:p>(33.35, 65.52, 67.86, 67.86, 66.67, 26.67)</text:p>
          </table:table-cell>
          <table:table-cell office:value-type="string" calcext:value-type="string">
            <text:p>(29.89, 62.07, 67.86, 66.67, 64.91, 26.67)</text:p>
          </table:table-cell>
          <table:table-cell office:value-type="string" calcext:value-type="string">
            <text:p>(26.34, 62.07, 64.29, 64.29, 63.16, 27.11)</text:p>
          </table:table-cell>
          <table:table-cell office:value-type="string" calcext:value-type="string">
            <text:p>(33.35, 65.52, 67.86, 67.86, 66.67, 26.22)</text:p>
          </table:table-cell>
          <table:table-cell office:value-type="string" calcext:value-type="string">
            <text:p>(33.27, 68.97, 64.29, 66.67, 66.67, 27.11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47.25, 79.31, 67.86, 71.88, 73.68)</text:p>
          </table:table-cell>
          <table:table-cell office:value-type="string" calcext:value-type="string">
            <text:p>(12.52, 48.28, 64.29, 58.33, 56.14, 46.43)</text:p>
          </table:table-cell>
          <table:table-cell office:value-type="string" calcext:value-type="string">
            <text:p>(16.38, 37.93, 78.57, 64.71, 57.89, 35.9)</text:p>
          </table:table-cell>
          <table:table-cell table:style-name="ce8" office:value-type="string" calcext:value-type="string">
            <text:p>(50.86, 75.86, 75.0, 75.86, 75.44, 40.51)</text:p>
          </table:table-cell>
          <table:table-cell table:style-name="ce8" office:value-type="string" calcext:value-type="string">
            <text:p>(36.67, 75.86, 60.71, 66.67, 68.42, 39.53)</text:p>
          </table:table-cell>
          <table:table-cell office:value-type="string" calcext:value-type="string">
            <text:p>(12.2, 58.62, 53.57, 56.67, 56.14, 36.59)</text:p>
          </table:table-cell>
          <table:table-cell office:value-type="string" calcext:value-type="string">
            <text:p>(5.64, 41.38, 64.29, 54.55, 52.63, 51.19)</text:p>
          </table:table-cell>
          <table:table-cell office:value-type="string" calcext:value-type="string">
            <text:p>(44.05, 62.07, 82.14, 78.26, 71.93, 33.78)</text:p>
          </table:table-cell>
          <table:table-cell table:style-name="ce8" office:value-type="string" calcext:value-type="string">
            <text:p>(50.8, 79.31, 71.43, 74.19, 75.44, 31.56)</text:p>
          </table:table-cell>
          <table:table-cell office:value-type="string" calcext:value-type="string">
            <text:p>(37.13, 55.17, 82.14, 76.19, 68.42, 33.78)</text:p>
          </table:table-cell>
          <table:table-cell office:value-type="string" calcext:value-type="string">
            <text:p>(43.77, 75.86, 67.86, 70.97, 71.93, 30.67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37, 68.97, 71.43, 71.43, 70.18, 32.89)</text:p>
          </table:table-cell>
          <table:table-cell office:value-type="string" calcext:value-type="string">
            <text:p>(40.44, 65.52, 75.0, 73.08, 70.18, 32.44)</text:p>
          </table:table-cell>
          <table:table-cell office:value-type="string" calcext:value-type="string">
            <text:p>(40.44, 65.52, 75.0, 73.08, 70.18, 30.22)</text:p>
          </table:table-cell>
          <table:table-cell office:value-type="string" calcext:value-type="string">
            <text:p>(43.84, 72.41, 71.43, 72.41, 71.93, 32.44)</text:p>
          </table:table-cell>
          <table:table-cell office:value-type="string" calcext:value-type="string">
            <text:p>(47.45, 68.97, 78.57, 76.92, 73.68, 28.44)</text:p>
          </table:table-cell>
          <table:table-cell office:value-type="string" calcext:value-type="string">
            <text:p>(26.43, 58.62, 67.86, 65.38, 63.16, 29.33)</text:p>
          </table:table-cell>
          <table:table-cell office:value-type="string" calcext:value-type="string">
            <text:p>(50.86, 75.86, 75.0, 75.86, 75.44, 28.89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36.98, 62.07, 75.0, 72.0, 68.42)</text:p>
          </table:table-cell>
          <table:table-cell office:value-type="string" calcext:value-type="string">
            <text:p>(12.31, 55.17, 57.14, 57.14, 56.14, 35.0)</text:p>
          </table:table-cell>
          <table:table-cell office:value-type="string" calcext:value-type="string">
            <text:p>(26.25, 65.52, 60.71, 63.33, 63.16, 31.65)</text:p>
          </table:table-cell>
          <table:table-cell table:style-name="ce8" office:value-type="string" calcext:value-type="string">
            <text:p>(36.9, 65.52, 71.43, 70.37, 68.42, 40.24)</text:p>
          </table:table-cell>
          <table:table-cell office:value-type="string" calcext:value-type="string">
            <text:p>(-1.6, 44.83, 53.57, 50.0, 49.12, 29.63)</text:p>
          </table:table-cell>
          <table:table-cell office:value-type="string" calcext:value-type="string">
            <text:p>(22.97, 55.17, 67.86, 64.0, 61.4, 42.67)</text:p>
          </table:table-cell>
          <table:table-cell office:value-type="string" calcext:value-type="string">
            <text:p>(26.79, 44.83, 82.14, 72.22, 63.16, 41.38)</text:p>
          </table:table-cell>
          <table:table-cell office:value-type="string" calcext:value-type="string">
            <text:p>(40.44, 65.52, 75.0, 73.08, 70.18, 30.67)</text:p>
          </table:table-cell>
          <table:table-cell office:value-type="string" calcext:value-type="string">
            <text:p>(36.82, 68.97, 67.86, 68.97, 68.42, 28.0)</text:p>
          </table:table-cell>
          <table:table-cell table:style-name="ce8" office:value-type="string" calcext:value-type="string">
            <text:p>(50.86, 75.86, 75.0, 75.86, 75.44, 30.22)</text:p>
          </table:table-cell>
          <table:table-cell office:value-type="string" calcext:value-type="string">
            <text:p>(43.98, 65.52, 78.57, 76.0, 71.93, 28.44)</text:p>
          </table:table-cell>
          <table:table-cell office:value-type="string" calcext:value-type="string">
            <text:p>(50.8, 79.31, 71.43, 74.19, 75.44, 29.78)</text:p>
          </table:table-cell>
          <table:table-cell office:value-type="string" calcext:value-type="string">
            <text:p>(43.98, 65.52, 78.57, 76.0, 71.93, 30.22)</text:p>
          </table:table-cell>
          <table:table-cell office:value-type="string" calcext:value-type="string">
            <text:p>(36.9, 65.52, 71.43, 70.37, 68.42, 30.67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7.45, 68.97, 78.57, 76.92, 73.68, 25.33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0.44, 65.52, 75.0, 73.08, 70.18, 29.78)</text:p>
          </table:table-cell>
          <table:table-cell office:value-type="string" calcext:value-type="string">
            <text:p>(43.91, 68.97, 75.0, 74.07, 71.93, 31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table:style-name="ce8" office:value-type="string" calcext:value-type="string">
            <text:p>(50.8, 79.31, 71.43, 74.19, 75.44)</text:p>
          </table:table-cell>
          <table:table-cell office:value-type="string" calcext:value-type="string">
            <text:p>(23.35, 41.38, 82.14, 70.59, 61.4, 47.5)</text:p>
          </table:table-cell>
          <table:table-cell office:value-type="string" calcext:value-type="string">
            <text:p>(22.21, 82.76, 39.29, 58.54, 61.4, 36.67)</text:p>
          </table:table-cell>
          <table:table-cell office:value-type="string" calcext:value-type="string">
            <text:p>(26.25, 65.52, 60.71, 63.33, 63.16, 34.94)</text:p>
          </table:table-cell>
          <table:table-cell office:value-type="string" calcext:value-type="string">
            <text:p>(26.25, 65.52, 60.71, 63.33, 63.16, 40.45)</text:p>
          </table:table-cell>
          <table:table-cell office:value-type="string" calcext:value-type="string">
            <text:p>(29.98, 58.62, 71.43, 68.0, 64.91, 33.75)</text:p>
          </table:table-cell>
          <table:table-cell office:value-type="string" calcext:value-type="string">
            <text:p>(19.12, 65.52, 53.57, 59.38, 59.65, 34.88)</text:p>
          </table:table-cell>
          <table:table-cell table:style-name="ce8" office:value-type="string" calcext:value-type="string">
            <text:p>(47.32, 75.86, 71.43, 73.33, 73.68, 28.44)</text:p>
          </table:table-cell>
          <table:table-cell table:style-name="ce3" office:value-type="string" calcext:value-type="string">
            <text:p>(61.42, 79.31, 82.14, 82.14, 80.7, 30.67)</text:p>
          </table:table-cell>
          <table:table-cell office:value-type="string" calcext:value-type="string">
            <text:p>(40.37, 68.97, 71.43, 71.43, 70.18, 28.0)</text:p>
          </table:table-cell>
          <table:table-cell office:value-type="string" calcext:value-type="string">
            <text:p>(50.92, 72.41, 78.57, 77.78, 75.44, 25.78)</text:p>
          </table:table-cell>
          <table:table-cell table:style-name="ce8" office:value-type="string" calcext:value-type="string">
            <text:p>(50.98, 68.97, 82.14, 80.0, 75.44, 30.67)</text:p>
          </table:table-cell>
          <table:table-cell office:value-type="string" calcext:value-type="string">
            <text:p>(54.34, 79.31, 75.0, 76.67, 77.19, 28.89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7.83, 82.76, 75.0, 77.42, 78.95, 28.44)</text:p>
          </table:table-cell>
          <table:table-cell office:value-type="string" calcext:value-type="string">
            <text:p>(54.34, 79.31, 75.0, 76.67, 77.19, 27.56)</text:p>
          </table:table-cell>
          <table:table-cell office:value-type="string" calcext:value-type="string">
            <text:p>(50.98, 68.97, 82.14, 80.0, 75.44, 29.78)</text:p>
          </table:table-cell>
          <table:table-cell office:value-type="string" calcext:value-type="string">
            <text:p>(50.92, 72.41, 78.57, 77.78, 75.44, 32.44)</text:p>
          </table:table-cell>
          <table:table-cell office:value-type="string" calcext:value-type="string">
            <text:p>(61.51, 72.41, 89.29, 87.5, 80.7, 28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47.45, 68.97, 78.57, 76.92, 73.68)</text:p>
          </table:table-cell>
          <table:table-cell office:value-type="string" calcext:value-type="string">
            <text:p>(33.35, 65.52, 67.86, 67.86, 66.67, 33.73)</text:p>
          </table:table-cell>
          <table:table-cell office:value-type="string" calcext:value-type="string">
            <text:p>(15.56, 65.52, 50.0, 57.58, 57.89, 36.14)</text:p>
          </table:table-cell>
          <table:table-cell office:value-type="string" calcext:value-type="string">
            <text:p>(22.78, 62.07, 60.71, 62.07, 61.4, 38.82)</text:p>
          </table:table-cell>
          <table:table-cell office:value-type="string" calcext:value-type="string">
            <text:p>(12.63, 44.83, 67.86, 59.09, 56.14, 39.51)</text:p>
          </table:table-cell>
          <table:table-cell table:style-name="ce3" office:value-type="string" calcext:value-type="string">
            <text:p>(61.37, 82.76, 78.57, 80.0, 80.7, 36.14)</text:p>
          </table:table-cell>
          <table:table-cell office:value-type="string" calcext:value-type="string">
            <text:p>(16.07, 48.28, 67.86, 60.87, 57.89, 35.37)</text:p>
          </table:table-cell>
          <table:table-cell table:style-name="ce8" office:value-type="string" calcext:value-type="string">
            <text:p>(44.05, 62.07, 82.14, 78.26, 71.93, 32.0)</text:p>
          </table:table-cell>
          <table:table-cell table:style-name="ce8" office:value-type="string" calcext:value-type="string">
            <text:p>(54.46, 72.41, 82.14, 80.77, 77.19, 34.22)</text:p>
          </table:table-cell>
          <table:table-cell table:style-name="ce8" office:value-type="string" calcext:value-type="string">
            <text:p>(47.58, 62.07, 85.71, 81.82, 73.68, 29.33)</text:p>
          </table:table-cell>
          <table:table-cell table:style-name="ce8" office:value-type="string" calcext:value-type="string">
            <text:p>(54.51, 68.97, 85.71, 83.33, 77.19, 32.89)</text:p>
          </table:table-cell>
          <table:table-cell table:style-name="ce8" office:value-type="string" calcext:value-type="string">
            <text:p>(51.1, 62.07, 89.29, 85.71, 75.44, 29.33)</text:p>
          </table:table-cell>
          <table:table-cell office:value-type="string" calcext:value-type="string">
            <text:p>(47.45, 68.97, 78.57, 76.92, 73.68, 32.0)</text:p>
          </table:table-cell>
          <table:table-cell office:value-type="string" calcext:value-type="string">
            <text:p>(44.05, 62.07, 82.14, 78.26, 71.93, 31.56)</text:p>
          </table:table-cell>
          <table:table-cell office:value-type="string" calcext:value-type="string">
            <text:p>(54.51, 68.97, 85.71, 83.33, 77.19, 31.11)</text:p>
          </table:table-cell>
          <table:table-cell office:value-type="string" calcext:value-type="string">
            <text:p>(47.58, 62.07, 85.71, 81.82, 73.68, 31.11)</text:p>
          </table:table-cell>
          <table:table-cell office:value-type="string" calcext:value-type="string">
            <text:p>(44.12, 58.62, 85.71, 80.95, 71.93, 28.89)</text:p>
          </table:table-cell>
          <table:table-cell office:value-type="string" calcext:value-type="string">
            <text:p>(47.51, 65.52, 82.14, 79.17, 73.68, 31.56)</text:p>
          </table:table-cell>
          <table:table-cell office:value-type="string" calcext:value-type="string">
            <text:p>(54.57, 65.52, 89.29, 86.36, 77.19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2.88, 58.62, 64.29, 62.96, 61.4)</text:p>
          </table:table-cell>
          <table:table-cell office:value-type="string" calcext:value-type="string">
            <text:p>(22.69, 65.52, 57.14, 61.29, 61.4, 40.96)</text:p>
          </table:table-cell>
          <table:table-cell office:value-type="string" calcext:value-type="string">
            <text:p>(5.29, 51.72, 53.57, 53.57, 52.63, 31.71)</text:p>
          </table:table-cell>
          <table:table-cell office:value-type="string" calcext:value-type="string">
            <text:p>(-8.6, 41.38, 50.0, 46.15, 45.61, 41.86)</text:p>
          </table:table-cell>
          <table:table-cell office:value-type="string" calcext:value-type="string">
            <text:p>(33.44, 62.07, 71.43, 69.23, 66.67, 33.72)</text:p>
          </table:table-cell>
          <table:table-cell table:style-name="ce8" office:value-type="string" calcext:value-type="string">
            <text:p>(40.52, 62.07, 78.57, 75.0, 70.18, 35.53)</text:p>
          </table:table-cell>
          <table:table-cell office:value-type="string" calcext:value-type="string">
            <text:p>(29.8, 65.52, 64.29, 65.52, 64.91, 44.44)</text:p>
          </table:table-cell>
          <table:table-cell table:style-name="ce8" office:value-type="string" calcext:value-type="string">
            <text:p>(43.98, 65.52, 78.57, 76.0, 71.93, 27.56)</text:p>
          </table:table-cell>
          <table:table-cell office:value-type="string" calcext:value-type="string">
            <text:p>(47.38, 72.41, 75.0, 75.0, 73.68, 27.56)</text:p>
          </table:table-cell>
          <table:table-cell office:value-type="string" calcext:value-type="string">
            <text:p>(50.92, 72.41, 78.57, 77.78, 75.44, 27.56)</text:p>
          </table:table-cell>
          <table:table-cell table:style-name="ce8" office:value-type="string" calcext:value-type="string">
            <text:p>(57.93, 75.86, 82.14, 81.48, 78.95, 27.56)</text:p>
          </table:table-cell>
          <table:table-cell office:value-type="string" calcext:value-type="string">
            <text:p>(47.45, 68.97, 78.57, 76.92, 73.68, 35.11)</text:p>
          </table:table-cell>
          <table:table-cell office:value-type="string" calcext:value-type="string">
            <text:p>(43.91, 68.97, 75.0, 74.07, 71.93, 29.46)</text:p>
          </table:table-cell>
          <table:table-cell office:value-type="string" calcext:value-type="string">
            <text:p>(54.46, 72.41, 82.14, 80.77, 77.19, 30.22)</text:p>
          </table:table-cell>
          <table:table-cell office:value-type="string" calcext:value-type="string">
            <text:p>(50.98, 68.97, 82.14, 80.0, 75.44, 28.89)</text:p>
          </table:table-cell>
          <table:table-cell office:value-type="string" calcext:value-type="string">
            <text:p>(47.51, 65.52, 82.14, 79.17, 73.68, 30.67)</text:p>
          </table:table-cell>
          <table:table-cell office:value-type="string" calcext:value-type="string">
            <text:p>(40.52, 62.07, 78.57, 75.0, 70.18, 25.33)</text:p>
          </table:table-cell>
          <table:table-cell office:value-type="string" calcext:value-type="string">
            <text:p>(43.91, 68.97, 75.0, 74.07, 71.93, 28.89)</text:p>
          </table:table-cell>
          <table:table-cell office:value-type="string" calcext:value-type="string">
            <text:p>(54.46, 72.41, 82.14, 80.77, 77.19, 28.44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office:value-type="string" calcext:value-type="string">
            <text:p>(29.72, 68.97, 60.71, 64.52, 64.91)</text:p>
          </table:table-cell>
          <table:table-cell table:style-name="ce8" office:value-type="string" calcext:value-type="string">
            <text:p>(36.82, 68.97, 67.86, 68.97, 68.42, 35.23)</text:p>
          </table:table-cell>
          <table:table-cell office:value-type="string" calcext:value-type="string">
            <text:p>(22.69, 65.52, 57.14, 61.29, 61.4, 37.5)</text:p>
          </table:table-cell>
          <table:table-cell office:value-type="string" calcext:value-type="string">
            <text:p>(22.4, 75.86, 46.43, 59.46, 61.4, 50.0)</text:p>
          </table:table-cell>
          <table:table-cell table:style-name="ce8" office:value-type="string" calcext:value-type="string">
            <text:p>(40.15, 79.31, 60.71, 67.65, 70.18, 34.62)</text:p>
          </table:table-cell>
          <table:table-cell office:value-type="string" calcext:value-type="string">
            <text:p>(12.31, 55.17, 57.14, 57.14, 56.14, 45.78)</text:p>
          </table:table-cell>
          <table:table-cell office:value-type="string" calcext:value-type="string">
            <text:p>(25.79, 82.76, 42.86, 60.0, 63.16, 44.44)</text:p>
          </table:table-cell>
          <table:table-cell table:style-name="ce3" office:value-type="string" calcext:value-type="string">
            <text:p>(54.23, 86.21, 67.86, 73.53, 77.19, 31.11)</text:p>
          </table:table-cell>
          <table:table-cell table:style-name="ce8" office:value-type="string" calcext:value-type="string">
            <text:p>(57.67, 93.1, 64.29, 72.97, 78.95, 35.11)</text:p>
          </table:table-cell>
          <table:table-cell table:style-name="ce8" office:value-type="string" calcext:value-type="string">
            <text:p>(57.67, 93.1, 64.29, 72.97, 78.95, 33.78)</text:p>
          </table:table-cell>
          <table:table-cell table:style-name="ce8" office:value-type="string" calcext:value-type="string">
            <text:p>(54.23, 86.21, 67.86, 73.53, 77.19, 34.67)</text:p>
          </table:table-cell>
          <table:table-cell office:value-type="string" calcext:value-type="string">
            <text:p>(50.68, 86.21, 64.29, 71.43, 75.44, 36.0)</text:p>
          </table:table-cell>
          <table:table-cell office:value-type="string" calcext:value-type="string">
            <text:p>(54.23, 86.21, 67.86, 73.53, 77.19, 32.0)</text:p>
          </table:table-cell>
          <table:table-cell office:value-type="string" calcext:value-type="string">
            <text:p>(57.73, 89.66, 67.86, 74.29, 78.95, 30.67)</text:p>
          </table:table-cell>
          <table:table-cell office:value-type="string" calcext:value-type="string">
            <text:p>(54.17, 89.66, 64.29, 72.22, 77.19, 33.33)</text:p>
          </table:table-cell>
          <table:table-cell office:value-type="string" calcext:value-type="string">
            <text:p>(71.82, 96.55, 75.0, 80.0, 85.96, 29.33)</text:p>
          </table:table-cell>
          <table:table-cell office:value-type="string" calcext:value-type="string">
            <text:p>(57.73, 89.66, 67.86, 74.29, 78.95, 28.89)</text:p>
          </table:table-cell>
          <table:table-cell office:value-type="string" calcext:value-type="string">
            <text:p>(54.23, 86.21, 67.86, 73.53, 77.19, 34.22)</text:p>
          </table:table-cell>
          <table:table-cell office:value-type="string" calcext:value-type="string">
            <text:p>(61.27, 89.66, 71.43, 76.47, 80.7, 32.0)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string" calcext:value-type="string">
            <text:p>(43.84, 72.41, 71.43, 72.41, 71.93)</text:p>
          </table:table-cell>
          <table:table-cell office:value-type="string" calcext:value-type="string">
            <text:p>(19.72, 44.83, 75.0, 65.0, 59.65, 40.45)</text:p>
          </table:table-cell>
          <table:table-cell office:value-type="string" calcext:value-type="string">
            <text:p>(26.43, 58.62, 67.86, 65.38, 63.16, 48.81)</text:p>
          </table:table-cell>
          <table:table-cell office:value-type="string" calcext:value-type="string">
            <text:p>(8.74, 55.17, 53.57, 55.17, 54.39, 60.0)</text:p>
          </table:table-cell>
          <table:table-cell office:value-type="string" calcext:value-type="string">
            <text:p>(26.52, 55.17, 71.43, 66.67, 63.16, 40.74)</text:p>
          </table:table-cell>
          <table:table-cell office:value-type="string" calcext:value-type="string">
            <text:p>(4.94, 62.07, 42.86, 52.94, 52.63, 50.0)</text:p>
          </table:table-cell>
          <table:table-cell office:value-type="string" calcext:value-type="string">
            <text:p>(23.07, 51.72, 71.43, 65.22, 61.4, 42.17)</text:p>
          </table:table-cell>
          <table:table-cell table:style-name="ce3" office:value-type="string" calcext:value-type="string">
            <text:p>(54.34, 79.31, 75.0, 76.67, 77.19, 31.56)</text:p>
          </table:table-cell>
          <table:table-cell table:style-name="ce3" office:value-type="string" calcext:value-type="string">
            <text:p>(75.45, 86.21, 89.29, 89.29, 87.72, 34.22)</text:p>
          </table:table-cell>
          <table:table-cell table:style-name="ce3" office:value-type="string" calcext:value-type="string">
            <text:p>(68.47, 79.31, 89.29, 88.46, 84.21, 33.78)</text:p>
          </table:table-cell>
          <table:table-cell table:style-name="ce3" office:value-type="string" calcext:value-type="string">
            <text:p>(71.92, 86.21, 85.71, 86.21, 85.96, 37.33)</text:p>
          </table:table-cell>
          <table:table-cell table:style-name="ce8" office:value-type="string" calcext:value-type="string">
            <text:p>(57.88, 79.31, 78.57, 79.31, 78.95, 34.67)</text:p>
          </table:table-cell>
          <table:table-cell office:value-type="string" calcext:value-type="string">
            <text:p>(71.92, 86.21, 85.71, 86.21, 85.96, 31.11)</text:p>
          </table:table-cell>
          <table:table-cell office:value-type="string" calcext:value-type="string">
            <text:p>(68.43, 82.76, 85.71, 85.71, 84.21, 30.22)</text:p>
          </table:table-cell>
          <table:table-cell office:value-type="string" calcext:value-type="string">
            <text:p>(61.51, 72.41, 89.29, 87.5, 80.7, 34.67)</text:p>
          </table:table-cell>
          <table:table-cell office:value-type="string" calcext:value-type="string">
            <text:p>(64.9, 82.76, 82.14, 82.76, 82.46, 36.0)</text:p>
          </table:table-cell>
          <table:table-cell office:value-type="string" calcext:value-type="string">
            <text:p>(61.42, 79.31, 82.14, 82.14, 80.7, 33.78)</text:p>
          </table:table-cell>
          <table:table-cell office:value-type="string" calcext:value-type="string">
            <text:p>(64.94, 79.31, 85.71, 85.19, 82.46, 32.44)</text:p>
          </table:table-cell>
          <table:table-cell office:value-type="string" calcext:value-type="string">
            <text:p>(64.94, 79.31, 85.71, 85.19, 82.46, 29.78)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string" calcext:value-type="string">
            <text:p>(44.12, 58.62, 85.71, 80.95, 71.93)</text:p>
          </table:table-cell>
          <table:table-cell office:value-type="string" calcext:value-type="string">
            <text:p>(29.98, 58.62, 71.43, 68.0, 64.91, 29.27)</text:p>
          </table:table-cell>
          <table:table-cell office:value-type="string" calcext:value-type="string">
            <text:p>(19.42, 55.17, 64.29, 61.54, 59.65, 30.86)</text:p>
          </table:table-cell>
          <table:table-cell table:style-name="ce8" office:value-type="string" calcext:value-type="string">
            <text:p>(36.82, 68.97, 67.86, 68.97, 68.42, 28.09)</text:p>
          </table:table-cell>
          <table:table-cell office:value-type="string" calcext:value-type="string">
            <text:p>(22.97, 55.17, 67.86, 64.0, 61.4, 39.53)</text:p>
          </table:table-cell>
          <table:table-cell office:value-type="string" calcext:value-type="string">
            <text:p>(26.34, 62.07, 64.29, 64.29, 63.16, 52.44)</text:p>
          </table:table-cell>
          <table:table-cell table:style-name="ce8" office:value-type="string" calcext:value-type="string">
            <text:p>(43.56, 86.21, 57.14, 67.57, 71.93, 46.15)</text:p>
          </table:table-cell>
          <table:table-cell table:style-name="ce8" office:value-type="string" calcext:value-type="string">
            <text:p>(43.91, 68.97, 75.0, 74.07, 71.93, 34.22)</text:p>
          </table:table-cell>
          <table:table-cell office:value-type="string" calcext:value-type="string">
            <text:p>(47.38, 72.41, 75.0, 75.0, 73.68, 29.33)</text:p>
          </table:table-cell>
          <table:table-cell office:value-type="string" calcext:value-type="string">
            <text:p>(43.84, 72.41, 71.43, 72.41, 71.93, 31.11)</text:p>
          </table:table-cell>
          <table:table-cell office:value-type="string" calcext:value-type="string">
            <text:p>(50.86, 75.86, 75.0, 75.86, 75.44, 36.89)</text:p>
          </table:table-cell>
          <table:table-cell office:value-type="string" calcext:value-type="string">
            <text:p>(40.44, 65.52, 75.0, 73.08, 70.18, 28.89)</text:p>
          </table:table-cell>
          <table:table-cell office:value-type="string" calcext:value-type="string">
            <text:p>(40.52, 62.07, 78.57, 75.0, 70.18, 29.33)</text:p>
          </table:table-cell>
          <table:table-cell office:value-type="string" calcext:value-type="string">
            <text:p>(50.92, 72.41, 78.57, 77.78, 75.44, 32.44)</text:p>
          </table:table-cell>
          <table:table-cell office:value-type="string" calcext:value-type="string">
            <text:p>(47.38, 72.41, 75.0, 75.0, 73.68, 31.11)</text:p>
          </table:table-cell>
          <table:table-cell office:value-type="string" calcext:value-type="string">
            <text:p>(54.4, 75.86, 78.57, 78.57, 77.19, 29.33)</text:p>
          </table:table-cell>
          <table:table-cell office:value-type="string" calcext:value-type="string">
            <text:p>(50.92, 72.41, 78.57, 77.78, 75.44, 32.0)</text:p>
          </table:table-cell>
          <table:table-cell office:value-type="string" calcext:value-type="string">
            <text:p>(50.92, 72.41, 78.57, 77.78, 75.44, 33.33)</text:p>
          </table:table-cell>
          <table:table-cell office:value-type="string" calcext:value-type="string">
            <text:p>(47.45, 68.97, 78.57, 76.92, 73.68, 31.11)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office:value-type="string" calcext:value-type="string">
            <text:p>(40.22, 75.86, 64.29, 68.75, 70.18)</text:p>
          </table:table-cell>
          <table:table-cell office:value-type="string" calcext:value-type="string">
            <text:p>(8.29, 68.97, 39.29, 54.05, 54.39, 38.1)</text:p>
          </table:table-cell>
          <table:table-cell office:value-type="string" calcext:value-type="string">
            <text:p>(15.56, 65.52, 50.0, 57.58, 57.89, 37.5)</text:p>
          </table:table-cell>
          <table:table-cell office:value-type="string" calcext:value-type="string">
            <text:p>(8.74, 55.17, 53.57, 55.17, 54.39, 33.33)</text:p>
          </table:table-cell>
          <table:table-cell office:value-type="string" calcext:value-type="string">
            <text:p>(19.02, 68.97, 50.0, 58.82, 59.65, 31.0)</text:p>
          </table:table-cell>
          <table:table-cell office:value-type="string" calcext:value-type="string">
            <text:p>(33.11, 75.86, 57.14, 64.71, 66.67, 39.24)</text:p>
          </table:table-cell>
          <table:table-cell office:value-type="string" calcext:value-type="string">
            <text:p>(1.6, 55.17, 46.43, 51.61, 50.88, 47.19)</text:p>
          </table:table-cell>
          <table:table-cell office:value-type="string" calcext:value-type="string">
            <text:p>(33.02, 79.31, 53.57, 63.89, 66.67, 30.22)</text:p>
          </table:table-cell>
          <table:table-cell office:value-type="string" calcext:value-type="string">
            <text:p>(40.0, 86.21, 53.57, 65.79, 70.18, 26.67)</text:p>
          </table:table-cell>
          <table:table-cell office:value-type="string" calcext:value-type="string">
            <text:p>(32.94, 82.76, 50.0, 63.16, 66.67, 29.33)</text:p>
          </table:table-cell>
          <table:table-cell office:value-type="string" calcext:value-type="string">
            <text:p>(25.97, 75.86, 50.0, 61.11, 63.16, 26.67)</text:p>
          </table:table-cell>
          <table:table-cell office:value-type="string" calcext:value-type="string">
            <text:p>(25.88, 79.31, 46.43, 60.53, 63.16, 28.44)</text:p>
          </table:table-cell>
          <table:table-cell office:value-type="string" calcext:value-type="string">
            <text:p>(36.43, 86.21, 50.0, 64.1, 68.42, 29.33)</text:p>
          </table:table-cell>
          <table:table-cell office:value-type="string" calcext:value-type="string">
            <text:p>(43.49, 89.66, 53.57, 66.67, 71.93, 28.89)</text:p>
          </table:table-cell>
          <table:table-cell office:value-type="string" calcext:value-type="string">
            <text:p>(36.67, 75.86, 60.71, 66.67, 68.42, 25.78)</text:p>
          </table:table-cell>
          <table:table-cell office:value-type="string" calcext:value-type="string">
            <text:p>(36.43, 86.21, 50.0, 64.1, 68.42, 28.0)</text:p>
          </table:table-cell>
          <table:table-cell office:value-type="string" calcext:value-type="string">
            <text:p>(25.97, 75.86, 50.0, 61.11, 63.16, 28.89)</text:p>
          </table:table-cell>
          <table:table-cell office:value-type="string" calcext:value-type="string">
            <text:p>(36.51, 82.76, 53.57, 64.86, 68.42, 25.33)</text:p>
          </table:table-cell>
          <table:table-cell office:value-type="string" calcext:value-type="string">
            <text:p>(25.97, 75.86, 50.0, 61.11, 63.16, 31.11)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string" calcext:value-type="string">
            <text:p>(22.5, 72.41, 50.0, 60.0, 61.4)</text:p>
          </table:table-cell>
          <table:table-cell office:value-type="string" calcext:value-type="string">
            <text:p>(29.89, 62.07, 67.86, 66.67, 64.91, 45.21)</text:p>
          </table:table-cell>
          <table:table-cell office:value-type="string" calcext:value-type="string">
            <text:p>(26.34, 62.07, 64.29, 64.29, 63.16, 38.64)</text:p>
          </table:table-cell>
          <table:table-cell office:value-type="string" calcext:value-type="string">
            <text:p>(40.07, 82.76, 57.14, 66.67, 70.18, 40.96)</text:p>
          </table:table-cell>
          <table:table-cell office:value-type="string" calcext:value-type="string">
            <text:p>(33.27, 68.97, 64.29, 66.67, 66.67, 40.7)</text:p>
          </table:table-cell>
          <table:table-cell office:value-type="string" calcext:value-type="string">
            <text:p>(26.34, 62.07, 64.29, 64.29, 63.16, 36.25)</text:p>
          </table:table-cell>
          <table:table-cell table:style-name="ce8" office:value-type="string" calcext:value-type="string">
            <text:p>(47.32, 75.86, 71.43, 73.33, 73.68, 26.88)</text:p>
          </table:table-cell>
          <table:table-cell table:style-name="ce8" office:value-type="string" calcext:value-type="string">
            <text:p>(54.23, 86.21, 67.86, 73.53, 77.19, 28.0)</text:p>
          </table:table-cell>
          <table:table-cell office:value-type="string" calcext:value-type="string">
            <text:p>(50.8, 79.31, 71.43, 74.19, 75.44, 28.0)</text:p>
          </table:table-cell>
          <table:table-cell table:style-name="ce3" office:value-type="string" calcext:value-type="string">
            <text:p>(61.27, 89.66, 71.43, 76.47, 80.7, 25.78)</text:p>
          </table:table-cell>
          <table:table-cell office:value-type="string" calcext:value-type="string">
            <text:p>(47.12, 86.21, 60.71, 69.44, 73.68, 23.56)</text:p>
          </table:table-cell>
          <table:table-cell table:style-name="ce8" office:value-type="string" calcext:value-type="string">
            <text:p>(54.17, 89.66, 64.29, 72.22, 77.19, 28.0)</text:p>
          </table:table-cell>
          <table:table-cell office:value-type="string" calcext:value-type="string">
            <text:p>(57.73, 89.66, 67.86, 74.29, 78.95, 27.56)</text:p>
          </table:table-cell>
          <table:table-cell office:value-type="string" calcext:value-type="string">
            <text:p>(54.23, 86.21, 67.86, 73.53, 77.19, 28.0)</text:p>
          </table:table-cell>
          <table:table-cell office:value-type="string" calcext:value-type="string">
            <text:p>(54.23, 86.21, 67.86, 73.53, 77.19, 26.22)</text:p>
          </table:table-cell>
          <table:table-cell office:value-type="string" calcext:value-type="string">
            <text:p>(50.68, 86.21, 64.29, 71.43, 75.44, 27.11)</text:p>
          </table:table-cell>
          <table:table-cell office:value-type="string" calcext:value-type="string">
            <text:p>(57.73, 89.66, 67.86, 74.29, 78.95, 25.78)</text:p>
          </table:table-cell>
          <table:table-cell office:value-type="string" calcext:value-type="string">
            <text:p>(54.17, 89.66, 64.29, 72.22, 77.19, 26.22)</text:p>
          </table:table-cell>
          <table:table-cell office:value-type="string" calcext:value-type="string">
            <text:p>(57.73, 89.66, 67.86, 74.29, 78.95, 26.22)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string" calcext:value-type="string">
            <text:p>(40.37, 68.97, 71.43, 71.43, 70.18)</text:p>
          </table:table-cell>
          <table:table-cell table:style-name="ce8" office:value-type="string" calcext:value-type="string">
            <text:p>(50.8, 79.31, 71.43, 74.19, 75.44, 30.56)</text:p>
          </table:table-cell>
          <table:table-cell office:value-type="string" calcext:value-type="string">
            <text:p>(5.06, 58.62, 46.43, 53.12, 52.63, 39.51)</text:p>
          </table:table-cell>
          <table:table-cell office:value-type="string" calcext:value-type="string">
            <text:p>(25.97, 75.86, 50.0, 61.11, 63.16, 40.0)</text:p>
          </table:table-cell>
          <table:table-cell office:value-type="string" calcext:value-type="string">
            <text:p>(36.67, 75.86, 60.71, 66.67, 68.42, 41.67)</text:p>
          </table:table-cell>
          <table:table-cell office:value-type="string" calcext:value-type="string">
            <text:p>(26.34, 62.07, 64.29, 64.29, 63.16, 32.89)</text:p>
          </table:table-cell>
          <table:table-cell office:value-type="string" calcext:value-type="string">
            <text:p>(15.97, 51.72, 64.29, 60.0, 57.89, 41.18)</text:p>
          </table:table-cell>
          <table:table-cell office:value-type="string" calcext:value-type="string">
            <text:p>(33.19, 72.41, 60.71, 65.62, 66.67, 33.78)</text:p>
          </table:table-cell>
          <table:table-cell office:value-type="string" calcext:value-type="string">
            <text:p>(43.7, 79.31, 64.29, 69.7, 71.93, 28.0)</text:p>
          </table:table-cell>
          <table:table-cell office:value-type="string" calcext:value-type="string">
            <text:p>(26.07, 72.41, 53.57, 61.76, 63.16, 30.22)</text:p>
          </table:table-cell>
          <table:table-cell office:value-type="string" calcext:value-type="string">
            <text:p>(36.67, 75.86, 60.71, 66.67, 68.42, 32.0)</text:p>
          </table:table-cell>
          <table:table-cell office:value-type="string" calcext:value-type="string">
            <text:p>(36.67, 75.86, 60.71, 66.67, 68.42, 31.11)</text:p>
          </table:table-cell>
          <table:table-cell office:value-type="string" calcext:value-type="string">
            <text:p>(36.59, 79.31, 57.14, 65.71, 68.42, 31.11)</text:p>
          </table:table-cell>
          <table:table-cell office:value-type="string" calcext:value-type="string">
            <text:p>(33.02, 79.31, 53.57, 63.89, 66.67, 29.78)</text:p>
          </table:table-cell>
          <table:table-cell office:value-type="string" calcext:value-type="string">
            <text:p>(36.59, 79.31, 57.14, 65.71, 68.42, 33.33)</text:p>
          </table:table-cell>
          <table:table-cell office:value-type="string" calcext:value-type="string">
            <text:p>(33.11, 75.86, 57.14, 64.71, 66.67, 29.33)</text:p>
          </table:table-cell>
          <table:table-cell office:value-type="string" calcext:value-type="string">
            <text:p>(43.63, 82.76, 60.71, 68.57, 71.93, 32.0)</text:p>
          </table:table-cell>
          <table:table-cell office:value-type="string" calcext:value-type="string">
            <text:p>(40.22, 75.86, 64.29, 68.75, 70.18, 29.33)</text:p>
          </table:table-cell>
          <table:table-cell office:value-type="string" calcext:value-type="string">
            <text:p>(36.59, 79.31, 57.14, 65.71, 68.42, 32.0)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string" calcext:value-type="string">
            <text:p>(29.8, 65.52, 64.29, 65.52, 64.91)</text:p>
          </table:table-cell>
          <table:table-cell office:value-type="string" calcext:value-type="string">
            <text:p>(33.52, 58.62, 75.0, 70.83, 66.67, 40.48)</text:p>
          </table:table-cell>
          <table:table-cell table:style-name="ce8" office:value-type="string" calcext:value-type="string">
            <text:p>(40.44, 65.52, 75.0, 73.08, 70.18, 30.49)</text:p>
          </table:table-cell>
          <table:table-cell office:value-type="string" calcext:value-type="string">
            <text:p>(19.42, 55.17, 64.29, 61.54, 59.65, 34.67)</text:p>
          </table:table-cell>
          <table:table-cell table:style-name="ce8" office:value-type="string" calcext:value-type="string">
            <text:p>(44.05, 62.07, 82.14, 78.26, 71.93, 38.27)</text:p>
          </table:table-cell>
          <table:table-cell table:style-name="ce8" office:value-type="string" calcext:value-type="string">
            <text:p>(44.19, 55.17, 89.29, 84.21, 71.93, 42.17)</text:p>
          </table:table-cell>
          <table:table-cell office:value-type="string" calcext:value-type="string">
            <text:p>(37.13, 55.17, 82.14, 76.19, 68.42, 40.7)</text:p>
          </table:table-cell>
          <table:table-cell table:style-name="ce8" office:value-type="string" calcext:value-type="string">
            <text:p>(61.32, 86.21, 75.0, 78.12, 80.7, 27.11)</text:p>
          </table:table-cell>
          <table:table-cell office:value-type="string" calcext:value-type="string">
            <text:p>(33.35, 65.52, 67.86, 67.86, 66.67, 32.44)</text:p>
          </table:table-cell>
          <table:table-cell office:value-type="string" calcext:value-type="string">
            <text:p>(47.38, 72.41, 75.0, 75.0, 73.68, 30.67)</text:p>
          </table:table-cell>
          <table:table-cell office:value-type="string" calcext:value-type="string">
            <text:p>(47.38, 72.41, 75.0, 75.0, 73.68, 31.11)</text:p>
          </table:table-cell>
          <table:table-cell table:style-name="ce8" office:value-type="string" calcext:value-type="string">
            <text:p>(47.38, 72.41, 75.0, 75.0, 73.68, 33.78)</text:p>
          </table:table-cell>
          <table:table-cell office:value-type="string" calcext:value-type="string">
            <text:p>(43.91, 68.97, 75.0, 74.07, 71.93, 31.11)</text:p>
          </table:table-cell>
          <table:table-cell office:value-type="string" calcext:value-type="string">
            <text:p>(54.34, 79.31, 75.0, 76.67, 77.19, 32.0)</text:p>
          </table:table-cell>
          <table:table-cell office:value-type="string" calcext:value-type="string">
            <text:p>(50.86, 75.86, 75.0, 75.86, 75.44, 31.56)</text:p>
          </table:table-cell>
          <table:table-cell office:value-type="string" calcext:value-type="string">
            <text:p>(50.86, 75.86, 75.0, 75.86, 75.44, 29.78)</text:p>
          </table:table-cell>
          <table:table-cell office:value-type="string" calcext:value-type="string">
            <text:p>(43.84, 72.41, 71.43, 72.41, 71.93, 34.22)</text:p>
          </table:table-cell>
          <table:table-cell office:value-type="string" calcext:value-type="string">
            <text:p>(36.9, 65.52, 71.43, 70.37, 68.42, 30.67)</text:p>
          </table:table-cell>
          <table:table-cell office:value-type="string" calcext:value-type="string">
            <text:p>(40.37, 68.97, 71.43, 71.43, 70.18, 29.33)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string" calcext:value-type="string">
            <text:p>(19.32, 58.62, 60.71, 60.71, 59.65)</text:p>
          </table:table-cell>
          <table:table-cell office:value-type="string" calcext:value-type="string">
            <text:p>(36.43, 86.21, 50.0, 64.1, 68.42, 31.94)</text:p>
          </table:table-cell>
          <table:table-cell office:value-type="string" calcext:value-type="string">
            <text:p>(33.44, 62.07, 71.43, 69.23, 66.67, 47.73)</text:p>
          </table:table-cell>
          <table:table-cell office:value-type="string" calcext:value-type="string">
            <text:p>(-1.85, 51.72, 46.43, 50.0, 49.12, 35.23)</text:p>
          </table:table-cell>
          <table:table-cell office:value-type="string" calcext:value-type="string">
            <text:p>(19.42, 55.17, 64.29, 61.54, 59.65, 31.4)</text:p>
          </table:table-cell>
          <table:table-cell table:style-name="ce8" office:value-type="string" calcext:value-type="string">
            <text:p>(43.84, 72.41, 71.43, 72.41, 71.93, 39.47)</text:p>
          </table:table-cell>
          <table:table-cell office:value-type="string" calcext:value-type="string">
            <text:p>(26.25, 65.52, 60.71, 63.33, 63.16, 31.08)</text:p>
          </table:table-cell>
          <table:table-cell office:value-type="string" calcext:value-type="string">
            <text:p>(50.86, 75.86, 75.0, 75.86, 75.44, 28.44)</text:p>
          </table:table-cell>
          <table:table-cell table:style-name="ce8" office:value-type="string" calcext:value-type="string">
            <text:p>(54.29, 82.76, 71.43, 75.0, 77.19, 32.89)</text:p>
          </table:table-cell>
          <table:table-cell table:style-name="ce8" office:value-type="string" calcext:value-type="string">
            <text:p>(50.8, 79.31, 71.43, 74.19, 75.44, 30.67)</text:p>
          </table:table-cell>
          <table:table-cell table:style-name="ce3" office:value-type="string" calcext:value-type="string">
            <text:p>(61.42, 79.31, 82.14, 82.14, 80.7, 30.67)</text:p>
          </table:table-cell>
          <table:table-cell office:value-type="string" calcext:value-type="string">
            <text:p>(43.63, 82.76, 60.71, 68.57, 71.93, 28.44)</text:p>
          </table:table-cell>
          <table:table-cell office:value-type="string" calcext:value-type="string">
            <text:p>(43.84, 72.41, 71.43, 72.41, 71.93, 28.0)</text:p>
          </table:table-cell>
          <table:table-cell office:value-type="string" calcext:value-type="string">
            <text:p>(50.8, 79.31, 71.43, 74.19, 75.44, 26.67)</text:p>
          </table:table-cell>
          <table:table-cell office:value-type="string" calcext:value-type="string">
            <text:p>(57.78, 86.21, 71.43, 75.76, 78.95, 30.22)</text:p>
          </table:table-cell>
          <table:table-cell office:value-type="string" calcext:value-type="string">
            <text:p>(50.74, 82.76, 67.86, 72.73, 75.44, 28.0)</text:p>
          </table:table-cell>
          <table:table-cell office:value-type="string" calcext:value-type="string">
            <text:p>(54.29, 82.76, 71.43, 75.0, 77.19, 29.78)</text:p>
          </table:table-cell>
          <table:table-cell office:value-type="string" calcext:value-type="string">
            <text:p>(33.02, 79.31, 53.57, 63.89, 66.67, 28.89)</text:p>
          </table:table-cell>
          <table:table-cell office:value-type="string" calcext:value-type="string">
            <text:p>(47.32, 75.86, 71.43, 73.33, 73.68, 28.44)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table:style-name="ce8" office:value-type="string" calcext:value-type="string">
            <text:p>(50.74, 82.76, 67.86, 72.73, 75.44)</text:p>
          </table:table-cell>
          <table:table-cell office:value-type="string" calcext:value-type="string">
            <text:p>(5.41, 48.28, 57.14, 53.85, 52.63, 44.44)</text:p>
          </table:table-cell>
          <table:table-cell table:style-name="ce8" office:value-type="string" calcext:value-type="string">
            <text:p>(40.3, 72.41, 67.86, 70.0, 70.18, 37.18)</text:p>
          </table:table-cell>
          <table:table-cell table:style-name="ce8" office:value-type="string" calcext:value-type="string">
            <text:p>(47.45, 68.97, 78.57, 76.92, 73.68, 33.33)</text:p>
          </table:table-cell>
          <table:table-cell office:value-type="string" calcext:value-type="string">
            <text:p>(12.42, 51.72, 60.71, 57.69, 56.14, 35.8)</text:p>
          </table:table-cell>
          <table:table-cell office:value-type="string" calcext:value-type="string">
            <text:p>(22.78, 62.07, 60.71, 62.07, 61.4, 40.7)</text:p>
          </table:table-cell>
          <table:table-cell table:style-name="ce8" office:value-type="string" calcext:value-type="string">
            <text:p>(43.84, 72.41, 71.43, 72.41, 71.93, 42.22)</text:p>
          </table:table-cell>
          <table:table-cell table:style-name="ce8" office:value-type="string" calcext:value-type="string">
            <text:p>(40.15, 79.31, 60.71, 67.65, 70.18, 27.11)</text:p>
          </table:table-cell>
          <table:table-cell office:value-type="string" calcext:value-type="string">
            <text:p>(43.77, 75.86, 67.86, 70.97, 71.93, 27.56)</text:p>
          </table:table-cell>
          <table:table-cell office:value-type="string" calcext:value-type="string">
            <text:p>(43.77, 75.86, 67.86, 70.97, 71.93, 28.89)</text:p>
          </table:table-cell>
          <table:table-cell table:style-name="ce8" office:value-type="string" calcext:value-type="string">
            <text:p>(50.68, 86.21, 64.29, 71.43, 75.44, 29.78)</text:p>
          </table:table-cell>
          <table:table-cell table:style-name="ce8" office:value-type="string" calcext:value-type="string">
            <text:p>(50.74, 82.76, 67.86, 72.73, 75.44, 28.89)</text:p>
          </table:table-cell>
          <table:table-cell office:value-type="string" calcext:value-type="string">
            <text:p>(47.25, 79.31, 67.86, 71.88, 73.68, 31.11)</text:p>
          </table:table-cell>
          <table:table-cell office:value-type="string" calcext:value-type="string">
            <text:p>(47.19, 82.76, 64.29, 70.59, 73.68, 27.11)</text:p>
          </table:table-cell>
          <table:table-cell office:value-type="string" calcext:value-type="string">
            <text:p>(43.7, 79.31, 64.29, 69.7, 71.93, 29.78)</text:p>
          </table:table-cell>
          <table:table-cell table:number-columns-repeated="2" office:value-type="string" calcext:value-type="string">
            <text:p>(40.22, 75.86, 64.29, 68.75, 70.18, 27.11)</text:p>
          </table:table-cell>
          <table:table-cell office:value-type="string" calcext:value-type="string">
            <text:p>(50.74, 82.76, 67.86, 72.73, 75.44, 30.22)</text:p>
          </table:table-cell>
          <table:table-cell office:value-type="string" calcext:value-type="string">
            <text:p>(47.25, 79.31, 67.86, 71.88, 73.68, 26.22)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office:value-type="string" calcext:value-type="string">
            <text:p>(36.98, 62.07, 75.0, 72.0, 68.42)</text:p>
          </table:table-cell>
          <table:table-cell office:value-type="string" calcext:value-type="string">
            <text:p>(8.97, 48.28, 60.71, 56.0, 54.39, 24.69)</text:p>
          </table:table-cell>
          <table:table-cell office:value-type="string" calcext:value-type="string">
            <text:p>(29.8, 65.52, 64.29, 65.52, 64.91, 31.65)</text:p>
          </table:table-cell>
          <table:table-cell office:value-type="string" calcext:value-type="string">
            <text:p>(25.97, 75.86, 50.0, 61.11, 63.16, 46.84)</text:p>
          </table:table-cell>
          <table:table-cell office:value-type="string" calcext:value-type="string">
            <text:p>(33.6, 55.17, 78.57, 72.73, 66.67, 41.67)</text:p>
          </table:table-cell>
          <table:table-cell office:value-type="string" calcext:value-type="string">
            <text:p>(29.98, 58.62, 71.43, 68.0, 64.91, 42.11)</text:p>
          </table:table-cell>
          <table:table-cell office:value-type="string" calcext:value-type="string">
            <text:p>(15.66, 62.07, 53.57, 58.06, 57.89, 39.47)</text:p>
          </table:table-cell>
          <table:table-cell table:style-name="ce8" office:value-type="string" calcext:value-type="string">
            <text:p>(47.32, 75.86, 71.43, 73.33, 73.68, 24.89)</text:p>
          </table:table-cell>
          <table:table-cell office:value-type="string" calcext:value-type="string">
            <text:p>(40.3, 72.41, 67.86, 70.0, 70.18, 27.56)</text:p>
          </table:table-cell>
          <table:table-cell table:style-name="ce8" office:value-type="string" calcext:value-type="string">
            <text:p>(50.8, 79.31, 71.43, 74.19, 75.44, 24.89)</text:p>
          </table:table-cell>
          <table:table-cell table:style-name="ce8" office:value-type="string" calcext:value-type="string">
            <text:p>(47.19, 82.76, 64.29, 70.59, 73.68, 25.78)</text:p>
          </table:table-cell>
          <table:table-cell office:value-type="string" calcext:value-type="string">
            <text:p>(47.32, 75.86, 71.43, 73.33, 73.68, 25.78)</text:p>
          </table:table-cell>
          <table:table-cell office:value-type="string" calcext:value-type="string">
            <text:p>(47.32, 75.86, 71.43, 73.33, 73.68, 27.56)</text:p>
          </table:table-cell>
          <table:table-cell office:value-type="string" calcext:value-type="string">
            <text:p>(50.74, 82.76, 67.86, 72.73, 75.44, 26.67)</text:p>
          </table:table-cell>
          <table:table-cell office:value-type="string" calcext:value-type="string">
            <text:p>(43.77, 75.86, 67.86, 70.97, 71.93, 25.33)</text:p>
          </table:table-cell>
          <table:table-cell office:value-type="string" calcext:value-type="string">
            <text:p>(50.74, 82.76, 67.86, 72.73, 75.44, 26.22)</text:p>
          </table:table-cell>
          <table:table-cell office:value-type="string" calcext:value-type="string">
            <text:p>(50.74, 82.76, 67.86, 72.73, 75.44, 24.44)</text:p>
          </table:table-cell>
          <table:table-cell office:value-type="string" calcext:value-type="string">
            <text:p>(54.29, 82.76, 71.43, 75.0, 77.19, 30.67)</text:p>
          </table:table-cell>
          <table:table-cell office:value-type="string" calcext:value-type="string">
            <text:p>(47.32, 75.86, 71.43, 73.33, 73.68, 26.67)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string" calcext:value-type="string">
            <text:p>(36.67, 75.86, 60.71, 66.67, 68.42)</text:p>
          </table:table-cell>
          <table:table-cell office:value-type="string" calcext:value-type="string">
            <text:p>(22.21, 82.76, 39.29, 58.54, 61.4, 29.55)</text:p>
          </table:table-cell>
          <table:table-cell office:value-type="string" calcext:value-type="string">
            <text:p>(9.08, 44.83, 64.29, 56.52, 54.39, 34.94)</text:p>
          </table:table-cell>
          <table:table-cell office:value-type="string" calcext:value-type="string">
            <text:p>(8.86, 51.72, 57.14, 55.56, 54.39, 34.94)</text:p>
          </table:table-cell>
          <table:table-cell office:value-type="string" calcext:value-type="string">
            <text:p>(22.78, 62.07, 60.71, 62.07, 61.4, 35.44)</text:p>
          </table:table-cell>
          <table:table-cell office:value-type="string" calcext:value-type="string">
            <text:p>(36.67, 75.86, 60.71, 66.67, 68.42, 36.67)</text:p>
          </table:table-cell>
          <table:table-cell office:value-type="string" calcext:value-type="string">
            <text:p>(1.72, 51.72, 50.0, 51.72, 50.88, 52.33)</text:p>
          </table:table-cell>
          <table:table-cell table:style-name="ce3" office:value-type="string" calcext:value-type="string">
            <text:p>(64.81, 89.66, 75.0, 78.79, 82.46, 30.67)</text:p>
          </table:table-cell>
          <table:table-cell table:style-name="ce8" office:value-type="string" calcext:value-type="string">
            <text:p>(54.34, 79.31, 75.0, 76.67, 77.19, 30.22)</text:p>
          </table:table-cell>
          <table:table-cell office:value-type="string" calcext:value-type="string">
            <text:p>(40.22, 75.86, 64.29, 68.75, 70.18, 30.22)</text:p>
          </table:table-cell>
          <table:table-cell office:value-type="string" calcext:value-type="string">
            <text:p>(50.68, 86.21, 64.29, 71.43, 75.44, 32.44)</text:p>
          </table:table-cell>
          <table:table-cell table:style-name="ce8" office:value-type="string" calcext:value-type="string">
            <text:p>(57.83, 82.76, 75.0, 77.42, 78.95, 31.56)</text:p>
          </table:table-cell>
          <table:table-cell office:value-type="string" calcext:value-type="string">
            <text:p>(50.8, 79.31, 71.43, 74.19, 75.44, 31.56)</text:p>
          </table:table-cell>
          <table:table-cell office:value-type="string" calcext:value-type="string">
            <text:p>(50.8, 79.31, 71.43, 74.19, 75.44, 30.67)</text:p>
          </table:table-cell>
          <table:table-cell office:value-type="string" calcext:value-type="string">
            <text:p>(54.23, 86.21, 67.86, 73.53, 77.19, 30.67)</text:p>
          </table:table-cell>
          <table:table-cell office:value-type="string" calcext:value-type="string">
            <text:p>(50.74, 82.76, 67.86, 72.73, 75.44, 28.89)</text:p>
          </table:table-cell>
          <table:table-cell office:value-type="string" calcext:value-type="string">
            <text:p>(47.45, 68.97, 78.57, 76.92, 73.68, 28.0)</text:p>
          </table:table-cell>
          <table:table-cell office:value-type="string" calcext:value-type="string">
            <text:p>(50.8, 79.31, 71.43, 74.19, 75.44, 31.56)</text:p>
          </table:table-cell>
          <table:table-cell office:value-type="string" calcext:value-type="string">
            <text:p>(47.32, 75.86, 71.43, 73.33, 73.68, 30.67)</text:p>
          </table:table-cell>
        </table:table-row>
        <table:table-row table:style-name="ro1">
          <table:table-cell office:value-type="string" calcext:value-type="string">
            <text:p>1,1,2,60,(30, 25, 15)</text:p>
          </table:table-cell>
          <table:table-cell office:value-type="string" calcext:value-type="string">
            <text:p>(4.71, 68.97, 35.71, 52.63, 52.63)</text:p>
          </table:table-cell>
          <table:table-cell office:value-type="string" calcext:value-type="string">
            <text:p>(19.12, 65.52, 53.57, 59.38, 59.65, 30.38)</text:p>
          </table:table-cell>
          <table:table-cell office:value-type="string" calcext:value-type="string">
            <text:p>(8.63, 58.62, 50.0, 54.84, 54.39, 45.35)</text:p>
          </table:table-cell>
          <table:table-cell office:value-type="string" calcext:value-type="string">
            <text:p>(26.25, 65.52, 60.71, 63.33, 63.16, 34.29)</text:p>
          </table:table-cell>
          <table:table-cell office:value-type="string" calcext:value-type="string">
            <text:p>(22.78, 62.07, 60.71, 62.07, 61.4, 42.86)</text:p>
          </table:table-cell>
          <table:table-cell office:value-type="string" calcext:value-type="string">
            <text:p>(15.66, 62.07, 53.57, 58.06, 57.89, 42.53)</text:p>
          </table:table-cell>
          <table:table-cell office:value-type="string" calcext:value-type="string">
            <text:p>(8.97, 48.28, 60.71, 56.0, 54.39, 27.27)</text:p>
          </table:table-cell>
          <table:table-cell office:value-type="string" calcext:value-type="string">
            <text:p>(25.88, 79.31, 46.43, 60.53, 63.16, 28.44)</text:p>
          </table:table-cell>
          <table:table-cell office:value-type="string" calcext:value-type="string">
            <text:p>(29.54, 75.86, 53.57, 62.86, 64.91, 26.67)</text:p>
          </table:table-cell>
          <table:table-cell office:value-type="string" calcext:value-type="string">
            <text:p>(18.92, 72.41, 46.43, 58.33, 59.65, 27.56)</text:p>
          </table:table-cell>
          <table:table-cell office:value-type="string" calcext:value-type="string">
            <text:p>(15.14, 79.31, 35.71, 56.1, 57.89, 25.78)</text:p>
          </table:table-cell>
          <table:table-cell office:value-type="string" calcext:value-type="string">
            <text:p>(25.79, 82.76, 42.86, 60.0, 63.16, 27.56)</text:p>
          </table:table-cell>
          <table:table-cell office:value-type="string" calcext:value-type="string">
            <text:p>(4.71, 68.97, 35.71, 52.63, 52.63, 28.0)</text:p>
          </table:table-cell>
          <table:table-cell office:value-type="string" calcext:value-type="string">
            <text:p>(22.4, 75.86, 46.43, 59.46, 61.4, 25.33)</text:p>
          </table:table-cell>
          <table:table-cell office:value-type="string" calcext:value-type="string">
            <text:p>(15.35, 72.41, 42.86, 56.76, 57.89, 28.44)</text:p>
          </table:table-cell>
          <table:table-cell office:value-type="string" calcext:value-type="string">
            <text:p>(22.4, 75.86, 46.43, 59.46, 61.4, 25.33)</text:p>
          </table:table-cell>
          <table:table-cell office:value-type="string" calcext:value-type="string">
            <text:p>(33.11, 75.86, 57.14, 64.71, 66.67, 26.22)</text:p>
          </table:table-cell>
          <table:table-cell office:value-type="string" calcext:value-type="string">
            <text:p>(25.97, 75.86, 50.0, 61.11, 63.16, 25.33)</text:p>
          </table:table-cell>
          <table:table-cell office:value-type="string" calcext:value-type="string">
            <text:p>(29.37, 82.76, 46.43, 61.54, 64.91, 24.4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8:41:38.508908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7T18:59:31.974882196</dc:date>
    <meta:editing-duration>PT3H24M28S</meta:editing-duration>
    <meta:editing-cycles>7</meta:editing-cycles>
    <meta:generator>LibreOffice/6.4.6.2$Linux_X86_64 LibreOffice_project/40$Build-2</meta:generator>
    <meta:document-statistic meta:table-count="1" meta:cell-count="979" meta:object-count="0"/>
  </office:meta>
</office:document-meta>
</file>